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2d6" officeooo:paragraph-rsid="000382d6"/>
    </style:style>
    <style:style style:name="P2" style:family="paragraph" style:parent-style-name="Standard">
      <style:text-properties officeooo:rsid="000382d6" officeooo:paragraph-rsid="0004dd1d"/>
    </style:style>
    <style:style style:name="P3" style:family="paragraph" style:parent-style-name="Standard">
      <style:text-properties officeooo:rsid="000382d6" officeooo:paragraph-rsid="00055e99"/>
    </style:style>
    <style:style style:name="P4" style:family="paragraph" style:parent-style-name="Standard">
      <style:text-properties officeooo:rsid="000382d6" officeooo:paragraph-rsid="00089365"/>
    </style:style>
    <style:style style:name="P5" style:family="paragraph" style:parent-style-name="Standard">
      <style:text-properties style:font-name="Times New Roman" officeooo:rsid="000382d6" officeooo:paragraph-rsid="000382d6"/>
    </style:style>
    <style:style style:name="P6" style:family="paragraph" style:parent-style-name="Standard">
      <style:text-properties style:font-name="Times New Roman" officeooo:rsid="000382d6" officeooo:paragraph-rsid="00055e99"/>
    </style:style>
    <style:style style:name="P7" style:family="paragraph" style:parent-style-name="Standard">
      <style:text-properties officeooo:rsid="00089365" officeooo:paragraph-rsid="00089365"/>
    </style:style>
    <style:style style:name="P8" style:family="paragraph" style:parent-style-name="Standard">
      <style:text-properties fo:font-size="9pt" officeooo:rsid="000382d6" officeooo:paragraph-rsid="000382d6" style:font-size-asian="9pt" style:font-size-complex="9pt"/>
    </style:style>
    <style:style style:name="P9" style:family="paragraph" style:parent-style-name="Standard">
      <style:text-properties fo:font-size="9pt" officeooo:rsid="000382d6" officeooo:paragraph-rsid="0006f4ab" style:font-size-asian="9pt" style:font-size-complex="9pt"/>
    </style:style>
    <style:style style:name="P10" style:family="paragraph" style:parent-style-name="Standard">
      <style:text-properties fo:font-size="9pt" officeooo:rsid="000382d6" officeooo:paragraph-rsid="000a908e" style:font-size-asian="9pt" style:font-size-complex="9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a908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officeooo:paragraph-rsid="000a908e" style:font-size-asian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9pt" style:font-size-asian="9pt" style:font-size-complex="9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9pt" officeooo:paragraph-rsid="0006f4ab" style:font-size-asian="9pt" style:font-size-complex="9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9pt" officeooo:paragraph-rsid="000a908e" style:font-size-asian="9pt" style:font-size-complex="9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382d6" officeooo:paragraph-rsid="00089365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rsid="000382d6" officeooo:paragraph-rsid="00089365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paragraph-rsid="0006f4ab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paragraph-rsid="000a908e" style:font-size-asian="9pt" style:font-size-complex="9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rsid="000382d6" officeooo:paragraph-rsid="000aca9e" style:font-size-asian="9pt" style:font-size-complex="9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rsid="000382d6" officeooo:paragraph-rsid="0006f4ab" style:font-size-asian="9pt" style:font-size-complex="9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rsid="000382d6" officeooo:paragraph-rsid="00089365" style:font-size-asian="9pt" style:font-size-complex="9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rsid="000382d6" officeooo:paragraph-rsid="000a908e" style:font-size-asian="9pt" style:font-size-complex="9pt"/>
    </style:style>
    <style:style style:name="T1" style:family="text">
      <style:text-properties fo:color="#7f0055" style:font-name="Monospace" fo:font-size="12pt" fo:font-weight="bold" fo:background-color="#d4d4d4" loext:char-shading-value="0" style:font-size-asian="12pt" style:font-weight-asian="bold"/>
    </style:style>
    <style:style style:name="T2" style:family="text">
      <style:text-properties fo:color="#7f0055" style:font-name="Monospace" fo:font-size="12pt" fo:font-weight="bold" fo:background-color="#d4d4d4" loext:char-shading-value="0" style:font-size-asian="12pt" style:font-weight-asian="bold"/>
    </style:style>
    <style:style style:name="T3" style:family="text">
      <style:text-properties fo:color="#7f0055" style:font-name="Monospace" fo:font-size="12pt" fo:font-weight="bold" style:font-size-asian="12pt" style:font-weight-asian="bold"/>
    </style:style>
    <style:style style:name="T4" style:family="text">
      <style:text-properties fo:color="#7f0055" style:font-name="Monospace" fo:font-weight="bold" fo:background-color="#d4d4d4" loext:char-shading-value="0" style:font-weight-asian="bold"/>
    </style:style>
    <style:style style:name="T5" style:family="text">
      <style:text-properties fo:color="#7f0055" style:font-name="Monospace" fo:font-weight="bold" fo:background-color="#d4d4d4" loext:char-shading-value="0" style:font-weight-asian="bold"/>
    </style:style>
    <style:style style:name="T6" style:family="text">
      <style:text-properties fo:color="#7f0055" style:font-name="Monospace" fo:font-weight="bold" style:font-weight-asian="bold"/>
    </style:style>
    <style:style style:name="T7" style:family="text">
      <style:text-properties fo:color="#3c3c3c" style:font-name="Monospace" fo:font-size="12pt" style:font-size-asian="12pt"/>
    </style:style>
    <style:style style:name="T8" style:family="text">
      <style:text-properties fo:color="#3c3c3c" style:font-name="Monospace" fo:font-size="12pt" officeooo:rsid="00055e99" style:font-size-asian="12pt"/>
    </style:style>
    <style:style style:name="T9" style:family="text">
      <style:text-properties fo:color="#3c3c3c" style:font-name="Monospace" fo:font-size="12pt" fo:font-weight="bold" fo:background-color="#d4d4d4" loext:char-shading-value="0" style:font-size-asian="12pt" style:font-weight-asian="bold"/>
    </style:style>
    <style:style style:name="T10" style:family="text">
      <style:text-properties fo:color="#3c3c3c" style:font-name="Monospace" fo:font-size="12pt" fo:background-color="#d4d4d4" loext:char-shading-value="0" style:font-size-asian="12pt"/>
    </style:style>
    <style:style style:name="T11" style:family="text">
      <style:text-properties fo:color="#3c3c3c" style:font-name="Monospace" fo:font-size="12pt" fo:background-color="#d4d4d4" loext:char-shading-value="0" style:font-size-asian="12pt"/>
    </style:style>
    <style:style style:name="T12" style:family="text">
      <style:text-properties fo:color="#3c3c3c" style:font-name="Monospace"/>
    </style:style>
    <style:style style:name="T13" style:family="text">
      <style:text-properties fo:color="#3c3c3c" style:font-name="Monospace" fo:font-weight="bold" fo:background-color="#d4d4d4" loext:char-shading-value="0" style:font-weight-asian="bold"/>
    </style:style>
    <style:style style:name="T14" style:family="text">
      <style:text-properties fo:color="#3c3c3c" style:font-name="Monospace" fo:background-color="#d4d4d4" loext:char-shading-value="0"/>
    </style:style>
    <style:style style:name="T15" style:family="text">
      <style:text-properties fo:color="#3c3c3c" style:font-name="Monospace" fo:background-color="#d4d4d4" loext:char-shading-value="0"/>
    </style:style>
    <style:style style:name="T16" style:family="text">
      <style:text-properties fo:color="#3c3c3c" style:font-name="Times New Roman" fo:font-size="12pt" style:font-size-asian="12pt"/>
    </style:style>
    <style:style style:name="T17" style:family="text">
      <style:text-properties fo:color="#3c3c3c" style:font-name="Times New Roman" fo:font-size="12pt" officeooo:rsid="00055e99" style:font-size-asian="12pt"/>
    </style:style>
    <style:style style:name="T18" style:family="text">
      <style:text-properties fo:color="#3c3c3c" style:font-name="Times New Roman" fo:font-size="12pt" officeooo:rsid="00089365" style:font-size-asian="12pt"/>
    </style:style>
    <style:style style:name="T19" style:family="text">
      <style:text-properties fo:color="#000000" style:font-name="Monospace" fo:font-size="12pt" style:font-size-asian="12pt"/>
    </style:style>
    <style:style style:name="T20" style:family="text">
      <style:text-properties fo:color="#000000" style:font-name="Monospace" fo:font-size="12pt" fo:background-color="#d4d4d4" loext:char-shading-value="0" style:font-size-asian="12pt"/>
    </style:style>
    <style:style style:name="T21" style:family="text">
      <style:text-properties fo:color="#000000" style:font-name="Monospace"/>
    </style:style>
    <style:style style:name="T22" style:family="text">
      <style:text-properties fo:color="#000000" style:font-name="Monospace" fo:background-color="#d4d4d4" loext:char-shading-value="0"/>
    </style:style>
    <style:style style:name="T23" style:family="text">
      <style:text-properties fo:color="#2a00ff" style:font-name="Monospace" fo:font-size="12pt" style:font-size-asian="12pt"/>
    </style:style>
    <style:style style:name="T24" style:family="text">
      <style:text-properties fo:color="#2a00ff" style:font-name="Monospace" fo:font-size="12pt" style:text-underline-style="solid" style:text-underline-width="auto" style:text-underline-color="font-color" style:font-size-asian="12pt"/>
    </style:style>
    <style:style style:name="T25" style:family="text">
      <style:text-properties fo:color="#2a00ff" style:font-name="Monospace"/>
    </style:style>
    <style:style style:name="T26" style:family="text">
      <style:text-properties fo:color="#2a00ff" style:font-name="Monospace" style:text-underline-style="solid" style:text-underline-width="auto" style:text-underline-color="font-color"/>
    </style:style>
    <style:style style:name="T27" style:family="text">
      <style:text-properties officeooo:rsid="0004dd1d"/>
    </style:style>
    <style:style style:name="T28" style:family="text">
      <style:text-properties officeooo:rsid="00055e99"/>
    </style:style>
    <style:style style:name="T29" style:family="text">
      <style:text-properties style:font-name="Times New Roman" fo:font-size="12pt" officeooo:rsid="00089365" style:font-size-asian="12pt"/>
    </style:style>
    <style:style style:name="T30" style:family="text">
      <style:text-properties style:font-name="Times New Roman" fo:font-size="12pt" style:font-size-asian="12pt"/>
    </style:style>
    <style:style style:name="T31" style:family="text">
      <style:text-properties style:font-name="Times New Roman" fo:font-size="12pt" officeooo:rsid="00055e99" style:font-size-asian="12pt"/>
    </style:style>
    <style:style style:name="T32" style:family="text">
      <style:text-properties officeooo:rsid="000893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) Zerrenda bateko x posizioan dagoen elementua ezabatu</text:p>
      <text:p text:style-name="P1"/>
      <text:p text:style-name="P1">Zerrenda: 2 5 7 9 23</text:p>
      <text:p text:style-name="P1">Pos: 1</text:p>
      <text:p text:style-name="P1">Emaitza: 5 7 9 23</text:p>
      <text:p text:style-name="P1"/>
      <text:p text:style-name="P2">Zerrenda: 2 5 7 9 23</text:p>
      <text:p text:style-name="P2">Pos: <text:span text:style-name="T27">3</text:span></text:p>
      <text:p text:style-name="P2">Emaitza: <text:span text:style-name="T27">2 </text:span>5 9 23</text:p>
      <text:p text:style-name="P1"/>
      <text:p text:style-name="P2">Zerrenda: 2 5 7 9 23</text:p>
      <text:p text:style-name="P2">Pos: <text:span text:style-name="T27">10</text:span></text:p>
      <text:p text:style-name="P2">Emaitza: <text:span text:style-name="T27">2 </text:span>5 <text:span text:style-name="T27">7 </text:span>9 23</text:p>
      <text:p text:style-name="P1"/>
      <text:p text:style-name="P1"/>
      <text:p text:style-name="P1"/>
      <text:p text:style-name="P1"/>
      <text:p text:style-name="P1"/>
      <text:p text:style-name="P1"/>
      <text:p text:style-name="P21"><text:span text:style-name="T21"/></text:p>
      <text:p text:style-name="P21"><text:span text:style-name="T2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4">with</text:span><text:span text:style-name="T12"> </text:span><text:span text:style-name="T21">datuak</text:span><text:span text:style-name="T12">, </text:span><text:span text:style-name="T21">ezabatu_pos_posiziokoa</text:span><text:span text:style-name="T12">, </text:span><text:span text:style-name="T21">Sortu_Zerrenda_hutsa</text:span><text:span text:style-name="T12">, </text:span><text:span text:style-name="T21">txertatu_hasieran</text:span><text:span text:style-name="T12">, </text:span><text:span text:style-name="T21">idatzi</text:span><text:span text:style-name="T12">;</text:span></text:p>
      <text:p text:style-name="P18"><text:span text:style-name="T4">with</text:span><text:span text:style-name="T12"> </text:span><text:span text:style-name="T21">Ada</text:span><text:span text:style-name="T12">.</text:span><text:span text:style-name="T21">Text_IO</text:span><text:span text:style-name="T12">;</text:span></text:p>
      <text:p text:style-name="P18"><text:span text:style-name="T6">use</text:span><text:span text:style-name="T12"> </text:span><text:span text:style-name="T21">datuak</text:span><text:span text:style-name="T12">, </text:span><text:span text:style-name="T21">Ada</text:span><text:span text:style-name="T12">.</text:span><text:span text:style-name="T21">Text_IO</text:span><text:span text:style-name="T12">;</text:span></text:p>
      <text:p text:style-name="P13"/>
      <text:p text:style-name="P18"><text:span text:style-name="T6">procedure</text:span><text:span text:style-name="T12"> </text:span><text:span text:style-name="T21">nagusia</text:span><text:span text:style-name="T12"> </text:span><text:span text:style-name="T6">is</text:span></text:p>
      <text:p text:style-name="P13"/>
      <text:p text:style-name="P18"><text:span text:style-name="T12"><text:s text:c="3"/></text:span><text:span text:style-name="T21">Lis1</text:span><text:span text:style-name="T12"> : </text:span><text:span text:style-name="T21">Lista</text:span><text:span text:style-name="T12">;</text:span></text:p>
      <text:p text:style-name="P13"/>
      <text:p text:style-name="P18"><text:span text:style-name="T6">begin</text:span></text:p>
      <text:p text:style-name="P13"/>
      <text:p text:style-name="P18"><text:span text:style-name="T12"><text:s text:c="3"/></text:span><text:span text:style-name="T21">Sortu_Zerrenda_hutsa</text:span><text:span text:style-name="T12">(</text:span><text:span text:style-name="T21">Lis1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3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10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6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1</text:span><text:span text:style-name="T12">);</text:span></text:p>
      <text:p text:style-name="P18"><text:span text:style-name="T12"><text:s text:c="3"/></text:span><text:span text:style-name="T21">idatzi</text:span><text:span text:style-name="T12">(</text:span><text:span text:style-name="T21">Lis1</text:span><text:span text:style-name="T12">);</text:span></text:p>
      <text:p text:style-name="P18"><text:span text:style-name="T12"><text:s text:c="3"/></text:span><text:span text:style-name="T21">put_line</text:span><text:span text:style-name="T12">(</text:span><text:span text:style-name="T25">"</text:span><text:span text:style-name="T26">Zerrenda </text:span><text:span text:style-name="T25">ezabatu_pos </text:span><text:span text:style-name="T26">ondoren:</text:span><text:span text:style-name="T25">"</text:span><text:span text:style-name="T12">);</text:span></text:p>
      <text:p text:style-name="P18"><text:span text:style-name="T12"><text:s text:c="3"/></text:span><text:span text:style-name="T21">ezabatu_pos_posiziokoa</text:span><text:span text:style-name="T12">(</text:span><text:span text:style-name="T21">Lis1</text:span><text:span text:style-name="T12">, </text:span><text:span text:style-name="T21">2</text:span><text:span text:style-name="T12">);</text:span></text:p>
      <text:p text:style-name="P18"><text:span text:style-name="T12"><text:s text:c="3"/></text:span><text:span text:style-name="T21">idatzi</text:span><text:span text:style-name="T12">(</text:span><text:span text:style-name="T21">Lis1</text:span><text:span text:style-name="T12">);</text:span></text:p>
      <text:p text:style-name="P8"><text:span text:style-name="T6">end</text:span><text:span text:style-name="T12"> </text:span><text:span text:style-name="T21">nagusia</text:span><text:span text:style-name="T12">;</text:span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4">with</text:span><text:span text:style-name="T12"> </text:span><text:span text:style-name="T21">Datuak</text:span><text:span text:style-name="T12">;</text:span></text:p>
      <text:p text:style-name="P18"><text:span text:style-name="T6">use</text:span><text:span text:style-name="T12"> </text:span><text:span text:style-name="T21">Datuak</text:span><text:span text:style-name="T12">;</text:span></text:p>
      <text:p text:style-name="P13"/>
      <text:p text:style-name="P18"><text:soft-page-break/><text:span text:style-name="T6">procedure</text:span><text:span text:style-name="T12"> </text:span><text:span text:style-name="T21">sortu_zerrenda_hutsa</text:span><text:span text:style-name="T12"> (</text:span><text:span text:style-name="T21">L</text:span><text:span text:style-name="T12">:</text:span><text:span text:style-name="T6">out</text:span><text:span text:style-name="T12"> </text:span><text:span text:style-name="T21">Lista</text:span><text:span text:style-name="T12"> ) </text:span><text:span text:style-name="T6">is</text:span></text:p>
      <text:p text:style-name="P18"><text:span text:style-name="T6">begin</text:span></text:p>
      <text:p text:style-name="P18"><text:span text:style-name="T12"><text:s text:c="3"/></text:span><text:span text:style-name="T21">L</text:span><text:span text:style-name="T12"> := </text:span><text:span text:style-name="T6">null</text:span><text:span text:style-name="T12">;</text:span></text:p>
      <text:p text:style-name="P8"><text:span text:style-name="T6">end</text:span><text:span text:style-name="T12"> </text:span><text:span text:style-name="T21">sortu_zerrenda_hutsa</text:span><text:span text:style-name="T12">;</text:span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4">with</text:span><text:span text:style-name="T12"> </text:span><text:span text:style-name="T21">Datuak</text:span><text:span text:style-name="T12">;</text:span></text:p>
      <text:p text:style-name="P18"><text:span text:style-name="T6">use</text:span><text:span text:style-name="T12"> </text:span><text:span text:style-name="T21">Datuak</text:span><text:span text:style-name="T12">;</text:span></text:p>
      <text:p text:style-name="P13"/>
      <text:p text:style-name="P18"><text:span text:style-name="T6">procedure</text:span><text:span text:style-name="T12"> </text:span><text:span text:style-name="T21">txertatu_hasieran</text:span><text:span text:style-name="T12"> (</text:span><text:span text:style-name="T21">L</text:span><text:span text:style-name="T12"> <text:s text:c="2"/>: </text:span><text:span text:style-name="T6">in</text:span><text:span text:style-name="T12"> </text:span><text:span text:style-name="T6">out</text:span><text:span text:style-name="T12"> </text:span><text:span text:style-name="T21">Lista</text:span><text:span text:style-name="T12">;</text:span></text:p>
      <text:p text:style-name="P18"><text:span text:style-name="T12"><text:s text:c="29"/></text:span><text:span text:style-name="T21">Num</text:span><text:span text:style-name="T12"> : </text:span><text:span text:style-name="T6">in</text:span><text:span text:style-name="T12"> <text:s text:c="4"/></text:span><text:span text:style-name="T21">Integer</text:span><text:span text:style-name="T12"> ) </text:span><text:span text:style-name="T6">is</text:span></text:p>
      <text:p text:style-name="P18"><text:span text:style-name="T12"><text:s text:c="3"/></text:span></text:p>
      <text:p text:style-name="P18"><text:span text:style-name="T12"><text:s text:c="3"/></text:span><text:span text:style-name="T21">Berria</text:span><text:span text:style-name="T12"> : </text:span><text:span text:style-name="T21">Lista</text:span><text:span text:style-name="T12">;</text:span></text:p>
      <text:p text:style-name="P18"><text:span text:style-name="T6">begin</text:span></text:p>
      <text:p text:style-name="P18"><text:span text:style-name="T12"><text:s text:c="3"/></text:span><text:span text:style-name="T21">Berria</text:span><text:span text:style-name="T12">:= </text:span><text:span text:style-name="T6">new</text:span><text:span text:style-name="T12"> </text:span><text:span text:style-name="T21">Nodo</text:span><text:span text:style-name="T12">;</text:span></text:p>
      <text:p text:style-name="P18"><text:span text:style-name="T12"><text:s text:c="3"/></text:span><text:span text:style-name="T21">Berria</text:span><text:span text:style-name="T12">.</text:span><text:span text:style-name="T21">Info</text:span><text:span text:style-name="T12"> := </text:span><text:span text:style-name="T21">Num</text:span><text:span text:style-name="T12">;</text:span></text:p>
      <text:p text:style-name="P18"><text:span text:style-name="T12"><text:s text:c="3"/></text:span><text:span text:style-name="T21">Berria</text:span><text:span text:style-name="T12">.</text:span><text:span text:style-name="T21">Hurrengoa</text:span><text:span text:style-name="T12"> := </text:span><text:span text:style-name="T21">L</text:span><text:span text:style-name="T12">;</text:span></text:p>
      <text:p text:style-name="P18"><text:span text:style-name="T12"><text:s text:c="3"/></text:span><text:span text:style-name="T21">L</text:span><text:span text:style-name="T12"> := </text:span><text:span text:style-name="T21">Berria</text:span><text:span text:style-name="T12">;</text:span></text:p>
      <text:p text:style-name="P8"><text:span text:style-name="T6">end</text:span><text:span text:style-name="T12"> </text:span><text:span text:style-name="T21">txertatu_hasieran</text:span><text:span text:style-name="T12">;</text:span></text:p>
      <text:p text:style-name="P8"><text:span text:style-name="T12"/></text:p>
      <text:p text:style-name="P8"><text:span text:style-name="T13"/></text:p>
      <text:p text:style-name="P8"><text:span text:style-name="T13"/></text:p>
      <text:p text:style-name="P8"><text:span text:style-name="T4">with</text:span><text:span text:style-name="T12"> </text:span><text:span text:style-name="T21">Ada</text:span><text:span text:style-name="T12">.</text:span><text:span text:style-name="T21">Integer_Text_IO</text:span><text:span text:style-name="T12">, </text:span><text:span text:style-name="T21">Ada</text:span><text:span text:style-name="T12">.</text:span><text:span text:style-name="T21">Text_IO</text:span><text:span text:style-name="T12">, </text:span><text:span text:style-name="T21">Datuak</text:span><text:span text:style-name="T12">;</text:span></text:p>
      <text:p text:style-name="P18"><text:span text:style-name="T6">use</text:span><text:span text:style-name="T12"> </text:span><text:span text:style-name="T21">Datuak</text:span><text:span text:style-name="T12">, </text:span><text:span text:style-name="T21">Ada</text:span><text:span text:style-name="T12">.</text:span><text:span text:style-name="T21">Integer_Text_IO</text:span><text:span text:style-name="T12">, </text:span><text:span text:style-name="T21">Ada</text:span><text:span text:style-name="T12">.</text:span><text:span text:style-name="T21">Text_IO</text:span><text:span text:style-name="T12">;</text:span></text:p>
      <text:p text:style-name="P13"/>
      <text:p text:style-name="P18"><text:span text:style-name="T6">procedure</text:span><text:span text:style-name="T12"> </text:span><text:span text:style-name="T21">idatzi</text:span><text:span text:style-name="T12"> (</text:span><text:span text:style-name="T21">Z</text:span><text:span text:style-name="T12">: </text:span><text:span text:style-name="T6">in</text:span><text:span text:style-name="T12"> </text:span><text:span text:style-name="T21">Lista</text:span><text:span text:style-name="T12">) </text:span><text:span text:style-name="T6">is</text:span></text:p>
      <text:p text:style-name="P18"><text:span text:style-name="T12"><text:s text:c="3"/></text:span><text:span text:style-name="T21">Unekoa</text:span><text:span text:style-name="T12">: </text:span><text:span text:style-name="T21">Lista</text:span><text:span text:style-name="T12">;</text:span></text:p>
      <text:p text:style-name="P18"><text:span text:style-name="T6">begin</text:span></text:p>
      <text:p text:style-name="P18"><text:span text:style-name="T12"><text:s text:c="3"/></text:span><text:span text:style-name="T21">Unekoa</text:span><text:span text:style-name="T12"> := </text:span><text:span text:style-name="T21">Z</text:span><text:span text:style-name="T12">;</text:span></text:p>
      <text:p text:style-name="P18"><text:span text:style-name="T12"><text:s text:c="3"/></text:span><text:span text:style-name="T6">loop</text:span><text:span text:style-name="T12"> </text:span><text:span text:style-name="T6">exit</text:span><text:span text:style-name="T12"> </text:span><text:span text:style-name="T6">when</text:span><text:span text:style-name="T12"> </text:span><text:span text:style-name="T21">Unekoa</text:span><text:span text:style-name="T12"> = </text:span><text:span text:style-name="T6">null</text:span><text:span text:style-name="T12">;</text:span></text:p>
      <text:p text:style-name="P18"><text:span text:style-name="T12"><text:s text:c="6"/></text:span><text:span text:style-name="T21">put</text:span><text:span text:style-name="T12">(</text:span><text:span text:style-name="T21">Unekoa</text:span><text:span text:style-name="T12">.</text:span><text:span text:style-name="T21">Info</text:span><text:span text:style-name="T12">);</text:span></text:p>
      <text:p text:style-name="P18"><text:span text:style-name="T12"><text:s text:c="6"/></text:span><text:span text:style-name="T21">Unekoa</text:span><text:span text:style-name="T12"> := </text:span><text:span text:style-name="T21">Unekoa</text:span><text:span text:style-name="T12">.</text:span><text:span text:style-name="T21">hurrengoa</text:span><text:span text:style-name="T12">;</text:span></text:p>
      <text:p text:style-name="P18"><text:span text:style-name="T12"><text:s text:c="3"/></text:span><text:span text:style-name="T6">end</text:span><text:span text:style-name="T12"> </text:span><text:span text:style-name="T6">loop</text:span><text:span text:style-name="T12">;</text:span></text:p>
      <text:p text:style-name="P18"><text:span text:style-name="T12"><text:s text:c="3"/></text:span><text:span text:style-name="T21">new_line</text:span><text:span text:style-name="T12">;</text:span></text:p>
      <text:p text:style-name="P8"><text:span text:style-name="T6">end</text:span><text:span text:style-name="T12"> </text:span><text:span text:style-name="T21">idatzi</text:span><text:span text:style-name="T12">;</text:span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18"><text:span text:style-name="T6">with</text:span><text:span text:style-name="T12"> </text:span><text:span text:style-name="T21">datuak</text:span><text:span text:style-name="T14">;</text:span></text:p>
      <text:p text:style-name="P18"><text:span text:style-name="T6">use</text:span><text:span text:style-name="T12"> </text:span><text:span text:style-name="T21">datuak</text:span><text:span text:style-name="T14">;</text:span></text:p>
      <text:p text:style-name="P13"/>
      <text:p text:style-name="P18"><text:span text:style-name="T6">procedure</text:span><text:span text:style-name="T12"> </text:span><text:span text:style-name="T21">ezabatu_pos_posiziokoa</text:span><text:span text:style-name="T12"> (</text:span><text:span text:style-name="T21">L</text:span><text:span text:style-name="T12">: </text:span><text:span text:style-name="T6">in</text:span><text:span text:style-name="T12"> </text:span><text:span text:style-name="T6">out</text:span><text:span text:style-name="T12"> </text:span><text:span text:style-name="T21">lista</text:span><text:span text:style-name="T14">;</text:span><text:span text:style-name="T12"> </text:span><text:span text:style-name="T21">pos</text:span><text:span text:style-name="T12">: </text:span><text:span text:style-name="T6">in</text:span><text:span text:style-name="T12"> </text:span><text:span text:style-name="T21">integer</text:span><text:span text:style-name="T12">) </text:span><text:span text:style-name="T6">is</text:span></text:p>
      <text:p text:style-name="P13"/>
      <text:p text:style-name="P18"><text:span text:style-name="T21">Berria</text:span><text:span text:style-name="T12"> : </text:span><text:span text:style-name="T21">Lista</text:span><text:span text:style-name="T12">:=</text:span><text:span text:style-name="T21">L</text:span><text:span text:style-name="T14">;</text:span></text:p>
      <text:p text:style-name="P18"><text:span text:style-name="T21">pos_lag</text:span><text:span text:style-name="T12">: </text:span><text:span text:style-name="T21">integer</text:span><text:span text:style-name="T12">:=</text:span><text:span text:style-name="T21">1</text:span><text:span text:style-name="T14">;</text:span></text:p>
      <text:p text:style-name="P13"/>
      <text:p text:style-name="P18"><text:span text:style-name="T6">begin</text:span></text:p>
      <text:p text:style-name="P13"/>
      <text:p text:style-name="P18"><text:span text:style-name="T12"><text:s text:c="3"/></text:span><text:span text:style-name="T6">if</text:span><text:span text:style-name="T12"> (</text:span><text:span text:style-name="T21">Berria</text:span><text:span text:style-name="T12">/=</text:span><text:span text:style-name="T6">null</text:span><text:span text:style-name="T12"> </text:span><text:span text:style-name="T6">and</text:span><text:span text:style-name="T12"> </text:span><text:span text:style-name="T6">then</text:span><text:span text:style-name="T12"> </text:span><text:span text:style-name="T21">pos_lag</text:span><text:span text:style-name="T12">=</text:span><text:span text:style-name="T21">pos</text:span><text:span text:style-name="T12">) </text:span><text:span text:style-name="T6">then</text:span></text:p>
      <text:p text:style-name="P18"><text:span text:style-name="T12"><text:s text:c="6"/></text:span><text:span text:style-name="T21">L</text:span><text:span text:style-name="T12">:=</text:span><text:span text:style-name="T21">Berria</text:span><text:span text:style-name="T12">.</text:span><text:span text:style-name="T21">Hurrengoa</text:span><text:span text:style-name="T14">;</text:span></text:p>
      <text:p text:style-name="P18"><text:span text:style-name="T12"><text:s text:c="3"/></text:span><text:span text:style-name="T6">else</text:span></text:p>
      <text:p text:style-name="P18"><text:span text:style-name="T12"><text:s text:c="6"/></text:span><text:span text:style-name="T21">pos_lag</text:span><text:span text:style-name="T12">:=</text:span><text:span text:style-name="T21">pos_lag</text:span><text:span text:style-name="T12">+</text:span><text:span text:style-name="T21">1</text:span><text:span text:style-name="T14">;</text:span></text:p>
      <text:p text:style-name="P18"><text:span text:style-name="T12"><text:s text:c="6"/></text:span><text:span text:style-name="T6">while</text:span><text:span text:style-name="T12"> (</text:span><text:span text:style-name="T21">Berria</text:span><text:span text:style-name="T12">/=</text:span><text:span text:style-name="T6">null</text:span><text:span text:style-name="T12"> </text:span><text:span text:style-name="T6">and</text:span><text:span text:style-name="T12"> </text:span><text:span text:style-name="T6">then</text:span><text:span text:style-name="T12"> </text:span><text:span text:style-name="T21">Berria</text:span><text:span text:style-name="T12">.</text:span><text:span text:style-name="T21">Hurrengoa</text:span><text:span text:style-name="T12">/=</text:span><text:span text:style-name="T6">null</text:span><text:span text:style-name="T12"> </text:span><text:span text:style-name="T6">and</text:span><text:span text:style-name="T12"> </text:span><text:span text:style-name="T6">then</text:span><text:span text:style-name="T12"> </text:span><text:span text:style-name="T21">pos_lag</text:span><text:span text:style-name="T12">/=</text:span><text:span text:style-name="T21">pos</text:span><text:span text:style-name="T12">) </text:span><text:span text:style-name="T6">loop</text:span></text:p>
      <text:p text:style-name="P18"><text:span text:style-name="T12"><text:s text:c="9"/></text:span><text:span text:style-name="T21">Berria</text:span><text:span text:style-name="T12">:=</text:span><text:span text:style-name="T21">Berria</text:span><text:span text:style-name="T12">.</text:span><text:span text:style-name="T21">Hurrengoa</text:span><text:span text:style-name="T14">;</text:span></text:p>
      <text:p text:style-name="P18"><text:span text:style-name="T12"><text:s text:c="9"/></text:span><text:span text:style-name="T21">pos_lag</text:span><text:span text:style-name="T12">:=</text:span><text:span text:style-name="T21">pos_lag</text:span><text:span text:style-name="T12">+</text:span><text:span text:style-name="T21">1</text:span><text:span text:style-name="T14">;</text:span></text:p>
      <text:p text:style-name="P18"><text:span text:style-name="T12"><text:s text:c="6"/></text:span><text:span text:style-name="T6">end</text:span><text:span text:style-name="T12"> </text:span><text:span text:style-name="T6">loop</text:span><text:span text:style-name="T14">;</text:span></text:p>
      <text:p text:style-name="P18"><text:span text:style-name="T12"><text:s text:c="6"/></text:span><text:span text:style-name="T6">if</text:span><text:span text:style-name="T12"> (</text:span><text:span text:style-name="T21">Berria</text:span><text:span text:style-name="T12">/=</text:span><text:span text:style-name="T6">null</text:span><text:span text:style-name="T12"> </text:span><text:span text:style-name="T6">and</text:span><text:span text:style-name="T12"> </text:span><text:span text:style-name="T6">then</text:span><text:span text:style-name="T12"> </text:span><text:span text:style-name="T21">Berria</text:span><text:span text:style-name="T12">.</text:span><text:span text:style-name="T21">Hurrengoa</text:span><text:span text:style-name="T12">/=</text:span><text:span text:style-name="T6">null</text:span><text:span text:style-name="T12"> </text:span><text:span text:style-name="T6">and</text:span><text:span text:style-name="T12"> </text:span><text:span text:style-name="T6">then</text:span><text:span text:style-name="T12"> </text:span><text:span text:style-name="T21">pos_lag</text:span><text:span text:style-name="T12">=</text:span><text:span text:style-name="T21">pos</text:span><text:span text:style-name="T12">) </text:span><text:span text:style-name="T6">then</text:span></text:p>
      <text:p text:style-name="P18"><text:span text:style-name="T12"><text:s text:c="9"/></text:span><text:span text:style-name="T21">Berria</text:span><text:span text:style-name="T12">.</text:span><text:span text:style-name="T21">Hurrengoa</text:span><text:span text:style-name="T12">:=</text:span><text:span text:style-name="T21">Berria</text:span><text:span text:style-name="T12">.</text:span><text:span text:style-name="T21">Hurrengoa</text:span><text:span text:style-name="T12">.</text:span><text:span text:style-name="T21">Hurrengoa</text:span><text:span text:style-name="T14">;</text:span></text:p>
      <text:p text:style-name="P18"><text:span text:style-name="T12"><text:s text:c="6"/></text:span><text:span text:style-name="T6">else</text:span></text:p>
      <text:p text:style-name="P18"><text:span text:style-name="T12"><text:s text:c="9"/></text:span><text:span text:style-name="T21">Berria</text:span><text:span text:style-name="T12">.</text:span><text:span text:style-name="T21">Hurrengoa</text:span><text:span text:style-name="T12">:=</text:span><text:span text:style-name="T6">null</text:span><text:span text:style-name="T14">;</text:span></text:p>
      <text:p text:style-name="P18"><text:soft-page-break/><text:span text:style-name="T12"><text:s text:c="6"/></text:span><text:span text:style-name="T6">end</text:span><text:span text:style-name="T12"> </text:span><text:span text:style-name="T6">if</text:span><text:span text:style-name="T14">;</text:span></text:p>
      <text:p text:style-name="P18"><text:span text:style-name="T12"><text:s text:c="3"/></text:span><text:span text:style-name="T6">end</text:span><text:span text:style-name="T12"> </text:span><text:span text:style-name="T6">if</text:span><text:span text:style-name="T14">;</text:span></text:p>
      <text:p text:style-name="P13"/>
      <text:p text:style-name="P8"><text:span text:style-name="T6">end</text:span><text:span text:style-name="T12"> </text:span><text:span text:style-name="T21">ezabatu_pos_posiziokoa</text:span><text:span text:style-name="T14">;</text:span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6"><text:span text:style-name="T28">2</text:span>) Zerrenda bat <text:span text:style-name="T28">ordenatu ezazu:</text:span></text:p>
      <text:p text:style-name="P3"/>
      <text:p text:style-name="P3">Zerrenda: <text:span text:style-name="T28">1 1</text:span></text:p>
      <text:p text:style-name="P3">Emaitza: <text:span text:style-name="T28">1 1</text:span></text:p>
      <text:p text:style-name="P3"/>
      <text:p text:style-name="P3">Zerrenda: 2 5 <text:span text:style-name="T28">1 3 23</text:span> 9</text:p>
      <text:p text:style-name="P3">Emaitza: <text:span text:style-name="T28">1 2 3 </text:span>5 9 23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9"><text:span text:style-name="T4">with</text:span><text:span text:style-name="T12"> </text:span><text:span text:style-name="T21">datuak</text:span><text:span text:style-name="T12">, </text:span><text:span text:style-name="T21">ordenatu</text:span><text:span text:style-name="T12">, </text:span><text:span text:style-name="T21">Sortu_Zerrenda_hutsa</text:span><text:span text:style-name="T12">, </text:span><text:span text:style-name="T21">txertatu_hasieran</text:span><text:span text:style-name="T12">, </text:span><text:span text:style-name="T21">idatzi</text:span><text:span text:style-name="T12">;</text:span></text:p>
      <text:p text:style-name="P18"><text:span text:style-name="T4">with</text:span><text:span text:style-name="T12"> </text:span><text:span text:style-name="T21">Ada</text:span><text:span text:style-name="T12">.</text:span><text:span text:style-name="T21">Text_IO</text:span><text:span text:style-name="T12">;</text:span></text:p>
      <text:p text:style-name="P18"><text:span text:style-name="T6">use</text:span><text:span text:style-name="T12"> </text:span><text:span text:style-name="T21">datuak</text:span><text:span text:style-name="T12">, </text:span><text:span text:style-name="T21">Ada</text:span><text:span text:style-name="T12">.</text:span><text:span text:style-name="T21">Text_IO</text:span><text:span text:style-name="T12">;</text:span></text:p>
      <text:p text:style-name="P13"/>
      <text:p text:style-name="P18"><text:span text:style-name="T6">procedure</text:span><text:span text:style-name="T12"> </text:span><text:span text:style-name="T21">nagusia</text:span><text:span text:style-name="T12"> </text:span><text:span text:style-name="T6">is</text:span></text:p>
      <text:p text:style-name="P13"/>
      <text:p text:style-name="P18"><text:span text:style-name="T12"><text:s text:c="3"/></text:span><text:span text:style-name="T21">Lis1</text:span><text:span text:style-name="T12">, </text:span><text:span text:style-name="T21">Lis2</text:span><text:span text:style-name="T12"> : </text:span><text:span text:style-name="T21">Lista</text:span><text:span text:style-name="T12">;</text:span></text:p>
      <text:p text:style-name="P13"/>
      <text:p text:style-name="P18"><text:span text:style-name="T6">begin</text:span></text:p>
      <text:p text:style-name="P13"/>
      <text:p text:style-name="P18"><text:span text:style-name="T12"><text:s text:c="3"/></text:span><text:span text:style-name="T21">Sortu_Zerrenda_hutsa</text:span><text:span text:style-name="T12">(</text:span><text:span text:style-name="T21">Lis1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3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10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6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1</text:span><text:span text:style-name="T12">);</text:span></text:p>
      <text:p text:style-name="P18"><text:span text:style-name="T12"><text:s text:c="3"/></text:span><text:span text:style-name="T21">idatzi</text:span><text:span text:style-name="T12">(</text:span><text:span text:style-name="T21">Lis1</text:span><text:span text:style-name="T12">);</text:span></text:p>
      <text:p text:style-name="P18"><text:span text:style-name="T12"><text:s text:c="3"/></text:span><text:span text:style-name="T21">put_line</text:span><text:span text:style-name="T12">(</text:span><text:span text:style-name="T25">"</text:span><text:span text:style-name="T26">Zerrenda ordenatu odoren:</text:span><text:span text:style-name="T25">"</text:span><text:span text:style-name="T12">);</text:span></text:p>
      <text:p text:style-name="P18"><text:span text:style-name="T12"><text:s text:c="3"/></text:span><text:span text:style-name="T21">ordenatu</text:span><text:span text:style-name="T12">(</text:span><text:span text:style-name="T21">Lis1</text:span><text:span text:style-name="T12">, </text:span><text:span text:style-name="T21">Lis2</text:span><text:span text:style-name="T12">);</text:span></text:p>
      <text:p text:style-name="P18"><text:span text:style-name="T12"><text:s text:c="3"/></text:span><text:span text:style-name="T21">idatzi</text:span><text:span text:style-name="T12">(</text:span><text:span text:style-name="T21">Lis2</text:span><text:span text:style-name="T12">);</text:span></text:p>
      <text:p text:style-name="P9"><text:span text:style-name="T6">end</text:span><text:span text:style-name="T12"> </text:span><text:span text:style-name="T21">nagusia</text:span><text:span text:style-name="T12">;</text:span></text:p>
      <text:p text:style-name="P9"><text:span text:style-name="T12"/></text:p>
      <text:p text:style-name="P9"><text:soft-page-break/><text:span text:style-name="T12"/></text:p>
      <text:p text:style-name="P9"><text:span text:style-name="T12"/></text:p>
      <text:p text:style-name="P9"><text:span text:style-name="T12"/></text:p>
      <text:p text:style-name="P9"><text:span text:style-name="T4">with</text:span><text:span text:style-name="T12"> </text:span><text:span text:style-name="T21">Datuak</text:span><text:span text:style-name="T12">;</text:span></text:p>
      <text:p text:style-name="P19"><text:span text:style-name="T6">use</text:span><text:span text:style-name="T12"> </text:span><text:span text:style-name="T21">Datuak</text:span><text:span text:style-name="T12">;</text:span></text:p>
      <text:p text:style-name="P14"/>
      <text:p text:style-name="P19"><text:span text:style-name="T6">procedure</text:span><text:span text:style-name="T12"> </text:span><text:span text:style-name="T21">sortu_zerrenda_hutsa</text:span><text:span text:style-name="T12"> (</text:span><text:span text:style-name="T21">L</text:span><text:span text:style-name="T12">:</text:span><text:span text:style-name="T6">out</text:span><text:span text:style-name="T12"> </text:span><text:span text:style-name="T21">Lista</text:span><text:span text:style-name="T12"> ) </text:span><text:span text:style-name="T6">is</text:span></text:p>
      <text:p text:style-name="P19"><text:span text:style-name="T6">begin</text:span></text:p>
      <text:p text:style-name="P19"><text:span text:style-name="T12"><text:s text:c="3"/></text:span><text:span text:style-name="T21">L</text:span><text:span text:style-name="T12"> := </text:span><text:span text:style-name="T6">null</text:span><text:span text:style-name="T12">;</text:span></text:p>
      <text:p text:style-name="P9"><text:span text:style-name="T6">end</text:span><text:span text:style-name="T12"> </text:span><text:span text:style-name="T21">sortu_zerrenda_hutsa</text:span><text:span text:style-name="T12">;</text:span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4">with</text:span><text:span text:style-name="T12"> </text:span><text:span text:style-name="T21">Datuak</text:span><text:span text:style-name="T12">;</text:span></text:p>
      <text:p text:style-name="P19"><text:span text:style-name="T6">use</text:span><text:span text:style-name="T12"> </text:span><text:span text:style-name="T21">Datuak</text:span><text:span text:style-name="T12">;</text:span></text:p>
      <text:p text:style-name="P14"/>
      <text:p text:style-name="P19"><text:span text:style-name="T6">procedure</text:span><text:span text:style-name="T12"> </text:span><text:span text:style-name="T21">txertatu_hasieran</text:span><text:span text:style-name="T12"> (</text:span><text:span text:style-name="T21">L</text:span><text:span text:style-name="T12"> <text:s text:c="2"/>: </text:span><text:span text:style-name="T6">in</text:span><text:span text:style-name="T12"> </text:span><text:span text:style-name="T6">out</text:span><text:span text:style-name="T12"> </text:span><text:span text:style-name="T21">Lista</text:span><text:span text:style-name="T12">;</text:span></text:p>
      <text:p text:style-name="P19"><text:span text:style-name="T12"><text:s text:c="29"/></text:span><text:span text:style-name="T21">Num</text:span><text:span text:style-name="T12"> : </text:span><text:span text:style-name="T6">in</text:span><text:span text:style-name="T12"> <text:s text:c="4"/></text:span><text:span text:style-name="T21">Integer</text:span><text:span text:style-name="T12"> ) </text:span><text:span text:style-name="T6">is</text:span></text:p>
      <text:p text:style-name="P19"><text:span text:style-name="T12"><text:s text:c="3"/></text:span></text:p>
      <text:p text:style-name="P19"><text:span text:style-name="T12"><text:s text:c="3"/></text:span><text:span text:style-name="T21">Berria</text:span><text:span text:style-name="T12"> : </text:span><text:span text:style-name="T21">Lista</text:span><text:span text:style-name="T12">;</text:span></text:p>
      <text:p text:style-name="P19"><text:span text:style-name="T6">begin</text:span></text:p>
      <text:p text:style-name="P19"><text:span text:style-name="T12"><text:s text:c="3"/></text:span><text:span text:style-name="T21">Berria</text:span><text:span text:style-name="T12">:= </text:span><text:span text:style-name="T6">new</text:span><text:span text:style-name="T12"> </text:span><text:span text:style-name="T21">Nodo</text:span><text:span text:style-name="T12">;</text:span></text:p>
      <text:p text:style-name="P19"><text:span text:style-name="T12"><text:s text:c="3"/></text:span><text:span text:style-name="T21">Berria</text:span><text:span text:style-name="T12">.</text:span><text:span text:style-name="T21">Info</text:span><text:span text:style-name="T12"> := </text:span><text:span text:style-name="T21">Num</text:span><text:span text:style-name="T12">;</text:span></text:p>
      <text:p text:style-name="P19"><text:span text:style-name="T12"><text:s text:c="3"/></text:span><text:span text:style-name="T21">Berria</text:span><text:span text:style-name="T12">.</text:span><text:span text:style-name="T21">Hurrengoa</text:span><text:span text:style-name="T12"> := </text:span><text:span text:style-name="T21">L</text:span><text:span text:style-name="T12">;</text:span></text:p>
      <text:p text:style-name="P19"><text:span text:style-name="T12"><text:s text:c="3"/></text:span><text:span text:style-name="T21">L</text:span><text:span text:style-name="T12"> := </text:span><text:span text:style-name="T21">Berria</text:span><text:span text:style-name="T12">;</text:span></text:p>
      <text:p text:style-name="P9"><text:span text:style-name="T6">end</text:span><text:span text:style-name="T12"> </text:span><text:span text:style-name="T21">txertatu_hasieran</text:span><text:span text:style-name="T12">;</text:span></text:p>
      <text:p text:style-name="P9"><text:span text:style-name="T12"/></text:p>
      <text:p text:style-name="P9"><text:span text:style-name="T13"/></text:p>
      <text:p text:style-name="P9"><text:span text:style-name="T13"/></text:p>
      <text:p text:style-name="P9"><text:span text:style-name="T4">with</text:span><text:span text:style-name="T12"> </text:span><text:span text:style-name="T21">Ada</text:span><text:span text:style-name="T12">.</text:span><text:span text:style-name="T21">Integer_Text_IO</text:span><text:span text:style-name="T12">, </text:span><text:span text:style-name="T21">Ada</text:span><text:span text:style-name="T12">.</text:span><text:span text:style-name="T21">Text_IO</text:span><text:span text:style-name="T12">, </text:span><text:span text:style-name="T21">Datuak</text:span><text:span text:style-name="T12">;</text:span></text:p>
      <text:p text:style-name="P19"><text:span text:style-name="T6">use</text:span><text:span text:style-name="T12"> </text:span><text:span text:style-name="T21">Datuak</text:span><text:span text:style-name="T12">, </text:span><text:span text:style-name="T21">Ada</text:span><text:span text:style-name="T12">.</text:span><text:span text:style-name="T21">Integer_Text_IO</text:span><text:span text:style-name="T12">, </text:span><text:span text:style-name="T21">Ada</text:span><text:span text:style-name="T12">.</text:span><text:span text:style-name="T21">Text_IO</text:span><text:span text:style-name="T12">;</text:span></text:p>
      <text:p text:style-name="P14"/>
      <text:p text:style-name="P19"><text:span text:style-name="T6">procedure</text:span><text:span text:style-name="T12"> </text:span><text:span text:style-name="T21">idatzi</text:span><text:span text:style-name="T12"> (</text:span><text:span text:style-name="T21">Z</text:span><text:span text:style-name="T12">: </text:span><text:span text:style-name="T6">in</text:span><text:span text:style-name="T12"> </text:span><text:span text:style-name="T21">Lista</text:span><text:span text:style-name="T12">) </text:span><text:span text:style-name="T6">is</text:span></text:p>
      <text:p text:style-name="P19"><text:span text:style-name="T12"><text:s text:c="3"/></text:span><text:span text:style-name="T21">Unekoa</text:span><text:span text:style-name="T12">: </text:span><text:span text:style-name="T21">Lista</text:span><text:span text:style-name="T12">;</text:span></text:p>
      <text:p text:style-name="P19"><text:span text:style-name="T6">begin</text:span></text:p>
      <text:p text:style-name="P19"><text:span text:style-name="T12"><text:s text:c="3"/></text:span><text:span text:style-name="T21">Unekoa</text:span><text:span text:style-name="T12"> := </text:span><text:span text:style-name="T21">Z</text:span><text:span text:style-name="T12">;</text:span></text:p>
      <text:p text:style-name="P19"><text:span text:style-name="T12"><text:s text:c="3"/></text:span><text:span text:style-name="T6">loop</text:span><text:span text:style-name="T12"> </text:span><text:span text:style-name="T6">exit</text:span><text:span text:style-name="T12"> </text:span><text:span text:style-name="T6">when</text:span><text:span text:style-name="T12"> </text:span><text:span text:style-name="T21">Unekoa</text:span><text:span text:style-name="T12"> = </text:span><text:span text:style-name="T6">null</text:span><text:span text:style-name="T12">;</text:span></text:p>
      <text:p text:style-name="P19"><text:span text:style-name="T12"><text:s text:c="6"/></text:span><text:span text:style-name="T21">put</text:span><text:span text:style-name="T12">(</text:span><text:span text:style-name="T21">Unekoa</text:span><text:span text:style-name="T12">.</text:span><text:span text:style-name="T21">Info</text:span><text:span text:style-name="T12">);</text:span></text:p>
      <text:p text:style-name="P19"><text:span text:style-name="T12"><text:s text:c="6"/></text:span><text:span text:style-name="T21">Unekoa</text:span><text:span text:style-name="T12"> := </text:span><text:span text:style-name="T21">Unekoa</text:span><text:span text:style-name="T12">.</text:span><text:span text:style-name="T21">hurrengoa</text:span><text:span text:style-name="T12">;</text:span></text:p>
      <text:p text:style-name="P19"><text:span text:style-name="T12"><text:s text:c="3"/></text:span><text:span text:style-name="T6">end</text:span><text:span text:style-name="T12"> </text:span><text:span text:style-name="T6">loop</text:span><text:span text:style-name="T12">;</text:span></text:p>
      <text:p text:style-name="P19"><text:span text:style-name="T12"><text:s text:c="3"/></text:span><text:span text:style-name="T21">new_line</text:span><text:span text:style-name="T12">;</text:span></text:p>
      <text:p text:style-name="P9"><text:span text:style-name="T6">end</text:span><text:span text:style-name="T12"> </text:span><text:span text:style-name="T21">idatzi</text:span><text:span text:style-name="T12">;</text:span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4">with</text:span><text:span text:style-name="T12"> </text:span><text:span text:style-name="T21">datuak</text:span><text:span text:style-name="T12">, </text:span><text:span text:style-name="T21">txertatu_ordenatuan</text:span><text:span text:style-name="T12">;</text:span></text:p>
      <text:p text:style-name="P18"><text:span text:style-name="T6">use</text:span><text:span text:style-name="T12"> </text:span><text:span text:style-name="T21">datuak</text:span><text:span text:style-name="T12">;</text:span></text:p>
      <text:p text:style-name="P13"/>
      <text:p text:style-name="P18"><text:span text:style-name="T6">procedure</text:span><text:span text:style-name="T12"> </text:span><text:span text:style-name="T21">ordenatu</text:span><text:span text:style-name="T12"> (</text:span><text:span text:style-name="T21">L1</text:span><text:span text:style-name="T12">: </text:span><text:span text:style-name="T6">in</text:span><text:span text:style-name="T12"> </text:span><text:span text:style-name="T21">Lista</text:span><text:span text:style-name="T12">; </text:span><text:span text:style-name="T21">L2</text:span><text:span text:style-name="T12">: </text:span><text:span text:style-name="T6">out</text:span><text:span text:style-name="T12"> </text:span><text:span text:style-name="T21">Lista</text:span><text:span text:style-name="T12">) </text:span><text:span text:style-name="T6">is</text:span></text:p>
      <text:p text:style-name="P13"/>
      <text:p text:style-name="P18"><text:span text:style-name="T12"><text:s text:c="3"/></text:span><text:span text:style-name="T21">L1_lag</text:span><text:span text:style-name="T12">: </text:span><text:span text:style-name="T21">Lista</text:span><text:span text:style-name="T12">:=</text:span><text:span text:style-name="T21">L1</text:span><text:span text:style-name="T12">;</text:span></text:p>
      <text:p text:style-name="P13"/>
      <text:p text:style-name="P18"><text:span text:style-name="T6">begin</text:span></text:p>
      <text:p text:style-name="P13"/>
      <text:p text:style-name="P18"><text:span text:style-name="T12"><text:s text:c="3"/></text:span><text:span text:style-name="T21">L2</text:span><text:span text:style-name="T12">:=</text:span><text:span text:style-name="T6">null</text:span><text:span text:style-name="T12">;</text:span></text:p>
      <text:p text:style-name="P18"><text:span text:style-name="T12"><text:s text:c="3"/></text:span><text:span text:style-name="T6">loop</text:span><text:span text:style-name="T12"> </text:span><text:span text:style-name="T6">exit</text:span><text:span text:style-name="T12"> </text:span><text:span text:style-name="T6">when</text:span><text:span text:style-name="T12"> </text:span><text:span text:style-name="T21">L1_lag</text:span><text:span text:style-name="T12">=</text:span><text:span text:style-name="T6">null</text:span><text:span text:style-name="T12">;</text:span></text:p>
      <text:p text:style-name="P18"><text:span text:style-name="T12"><text:s text:c="6"/></text:span><text:span text:style-name="T21">txertatu_ordenatuan</text:span><text:span text:style-name="T12">(</text:span><text:span text:style-name="T21">L2</text:span><text:span text:style-name="T12">, </text:span><text:span text:style-name="T21">L1_lag</text:span><text:span text:style-name="T12">.</text:span><text:span text:style-name="T21">info</text:span><text:span text:style-name="T12">);</text:span></text:p>
      <text:p text:style-name="P18"><text:span text:style-name="T12"><text:s text:c="6"/></text:span><text:span text:style-name="T21">L1_lag</text:span><text:span text:style-name="T12">:=</text:span><text:span text:style-name="T21">L1_lag</text:span><text:span text:style-name="T12">.</text:span><text:span text:style-name="T21">hurrengoa</text:span><text:span text:style-name="T12">;</text:span></text:p>
      <text:p text:style-name="P18"><text:span text:style-name="T12"><text:s text:c="3"/></text:span><text:span text:style-name="T6">end</text:span><text:span text:style-name="T12"> </text:span><text:span text:style-name="T6">loop</text:span><text:span text:style-name="T12">;</text:span></text:p>
      <text:p text:style-name="P13"/>
      <text:p text:style-name="P13"><text:soft-page-break/></text:p>
      <text:p text:style-name="P9"><text:span text:style-name="T6">end</text:span><text:span text:style-name="T12"> </text:span><text:span text:style-name="T21">ordenatu</text:span><text:span text:style-name="T12">;</text:span></text:p>
      <text:p text:style-name="P9"><text:span text:style-name="T12"/></text:p>
      <text:p text:style-name="P9"><text:span text:style-name="T12"/></text:p>
      <text:p text:style-name="P22"><text:span text:style-name="T14"/></text:p>
      <text:p text:style-name="P18"><text:span text:style-name="T6">with</text:span><text:span text:style-name="T12"> </text:span><text:span text:style-name="T21">datuak</text:span><text:span text:style-name="T12">;</text:span></text:p>
      <text:p text:style-name="P18"><text:span text:style-name="T6">use</text:span><text:span text:style-name="T12"> </text:span><text:span text:style-name="T21">datuak</text:span><text:span text:style-name="T12">;</text:span></text:p>
      <text:p text:style-name="P13"/>
      <text:p text:style-name="P18"><text:span text:style-name="T6">procedure</text:span><text:span text:style-name="T12"> </text:span><text:span text:style-name="T21">txertatu_ordenatuan</text:span><text:span text:style-name="T12"> (</text:span><text:span text:style-name="T21">L</text:span><text:span text:style-name="T12">: </text:span><text:span text:style-name="T6">in</text:span><text:span text:style-name="T12"> </text:span><text:span text:style-name="T6">out</text:span><text:span text:style-name="T12"> </text:span><text:span text:style-name="T21">lista</text:span><text:span text:style-name="T12">; </text:span><text:span text:style-name="T21">N</text:span><text:span text:style-name="T12">: </text:span><text:span text:style-name="T6">in</text:span><text:span text:style-name="T12"> </text:span><text:span text:style-name="T21">integer</text:span><text:span text:style-name="T12">) </text:span><text:span text:style-name="T6">is</text:span></text:p>
      <text:p text:style-name="P13"/>
      <text:p text:style-name="P18"><text:span text:style-name="T21">Berria</text:span><text:span text:style-name="T12"> : </text:span><text:span text:style-name="T21">Lista</text:span><text:span text:style-name="T12">:=</text:span><text:span text:style-name="T21">L</text:span><text:span text:style-name="T12">;</text:span></text:p>
      <text:p text:style-name="P18"><text:span text:style-name="T21">topatua</text:span><text:span text:style-name="T12">:</text:span><text:span text:style-name="T21">boolean</text:span><text:span text:style-name="T12">:=</text:span><text:span text:style-name="T21">false</text:span><text:span text:style-name="T12">;</text:span></text:p>
      <text:p text:style-name="P18"><text:span text:style-name="T21">Nod</text:span><text:span text:style-name="T12">: </text:span><text:span text:style-name="T21">Lista</text:span><text:span text:style-name="T12">;</text:span></text:p>
      <text:p text:style-name="P13"/>
      <text:p text:style-name="P18"><text:span text:style-name="T6">begin</text:span></text:p>
      <text:p text:style-name="P13"/>
      <text:p text:style-name="P18"><text:span text:style-name="T12"><text:s text:c="3"/></text:span><text:span text:style-name="T21">Nod</text:span><text:span text:style-name="T12">:=</text:span><text:span text:style-name="T6">new</text:span><text:span text:style-name="T12"> </text:span><text:span text:style-name="T21">Nodo</text:span><text:span text:style-name="T12">;</text:span></text:p>
      <text:p text:style-name="P18"><text:span text:style-name="T12"><text:s text:c="3"/></text:span><text:span text:style-name="T21">Nod</text:span><text:span text:style-name="T12">.</text:span><text:span text:style-name="T21">Info</text:span><text:span text:style-name="T12">:=</text:span><text:span text:style-name="T21">N</text:span><text:span text:style-name="T12">;</text:span></text:p>
      <text:p text:style-name="P18"><text:span text:style-name="T12"><text:s text:c="3"/></text:span><text:span text:style-name="T6">if</text:span><text:span text:style-name="T12"> (</text:span><text:span text:style-name="T21">Berria</text:span><text:span text:style-name="T12">=</text:span><text:span text:style-name="T6">null</text:span><text:span text:style-name="T12">) </text:span><text:span text:style-name="T6">or</text:span><text:span text:style-name="T12"> (</text:span><text:span text:style-name="T21">Berria</text:span><text:span text:style-name="T12">/=</text:span><text:span text:style-name="T6">null</text:span><text:span text:style-name="T12"> </text:span><text:span text:style-name="T6">and</text:span><text:span text:style-name="T12"> </text:span><text:span text:style-name="T6">then</text:span><text:span text:style-name="T12"> </text:span><text:span text:style-name="T21">Nod</text:span><text:span text:style-name="T12">.</text:span><text:span text:style-name="T21">Info</text:span><text:span text:style-name="T12">&lt;=</text:span><text:span text:style-name="T21">Berria</text:span><text:span text:style-name="T12">.</text:span><text:span text:style-name="T21">Info</text:span><text:span text:style-name="T12">) </text:span><text:span text:style-name="T6">then</text:span></text:p>
      <text:p text:style-name="P18"><text:span text:style-name="T12"><text:s text:c="6"/></text:span><text:span text:style-name="T21">Nod</text:span><text:span text:style-name="T12">.</text:span><text:span text:style-name="T21">Hurrengoa</text:span><text:span text:style-name="T12">:=</text:span><text:span text:style-name="T21">L</text:span><text:span text:style-name="T12">;</text:span></text:p>
      <text:p text:style-name="P18"><text:span text:style-name="T12"><text:s text:c="6"/></text:span><text:span text:style-name="T21">L</text:span><text:span text:style-name="T12">:=</text:span><text:span text:style-name="T21">Nod</text:span><text:span text:style-name="T12">;</text:span></text:p>
      <text:p text:style-name="P13"/>
      <text:p text:style-name="P18"><text:span text:style-name="T12"><text:s text:c="3"/></text:span><text:span text:style-name="T6">else</text:span></text:p>
      <text:p text:style-name="P18"><text:span text:style-name="T12"><text:s text:c="6"/></text:span><text:span text:style-name="T6">while</text:span><text:span text:style-name="T12"> (</text:span><text:span text:style-name="T21">Berria</text:span><text:span text:style-name="T12">.</text:span><text:span text:style-name="T21">Hurrengoa</text:span><text:span text:style-name="T12">/=</text:span><text:span text:style-name="T6">null</text:span><text:span text:style-name="T12"> </text:span><text:span text:style-name="T6">and</text:span><text:span text:style-name="T12"> </text:span><text:span text:style-name="T6">not</text:span><text:span text:style-name="T12"> </text:span><text:span text:style-name="T21">topatua</text:span><text:span text:style-name="T12">) </text:span><text:span text:style-name="T6">loop</text:span></text:p>
      <text:p text:style-name="P18"><text:span text:style-name="T12"><text:s text:c="9"/></text:span><text:span text:style-name="T6">if</text:span><text:span text:style-name="T12"> (</text:span><text:span text:style-name="T21">Berria</text:span><text:span text:style-name="T12">.</text:span><text:span text:style-name="T21">Hurrengoa</text:span><text:span text:style-name="T12">.</text:span><text:span text:style-name="T21">Info</text:span><text:span text:style-name="T12">&gt;</text:span><text:span text:style-name="T21">Nod</text:span><text:span text:style-name="T12">.</text:span><text:span text:style-name="T21">Info</text:span><text:span text:style-name="T12">) </text:span><text:span text:style-name="T6">then</text:span></text:p>
      <text:p text:style-name="P18"><text:span text:style-name="T12"><text:s text:c="12"/></text:span><text:span text:style-name="T21">topatua</text:span><text:span text:style-name="T12">:=</text:span><text:span text:style-name="T21">true</text:span><text:span text:style-name="T12">;</text:span></text:p>
      <text:p text:style-name="P18"><text:span text:style-name="T12"><text:s text:c="9"/></text:span><text:span text:style-name="T6">else</text:span></text:p>
      <text:p text:style-name="P18"><text:span text:style-name="T12"><text:s text:c="12"/></text:span><text:span text:style-name="T21">Berria</text:span><text:span text:style-name="T12">:=</text:span><text:span text:style-name="T21">Berria</text:span><text:span text:style-name="T12">.</text:span><text:span text:style-name="T21">Hurrengoa</text:span><text:span text:style-name="T12">;</text:span></text:p>
      <text:p text:style-name="P18"><text:span text:style-name="T12"><text:s text:c="9"/></text:span><text:span text:style-name="T6">end</text:span><text:span text:style-name="T12"> </text:span><text:span text:style-name="T6">if</text:span><text:span text:style-name="T12">;</text:span></text:p>
      <text:p text:style-name="P18"><text:span text:style-name="T12"><text:s text:c="6"/></text:span><text:span text:style-name="T6">end</text:span><text:span text:style-name="T12"> </text:span><text:span text:style-name="T6">loop</text:span><text:span text:style-name="T12">;</text:span></text:p>
      <text:p text:style-name="P18"><text:span text:style-name="T12"><text:s text:c="6"/></text:span><text:span text:style-name="T21">Nod</text:span><text:span text:style-name="T12">.</text:span><text:span text:style-name="T21">Hurrengoa</text:span><text:span text:style-name="T12">:=</text:span><text:span text:style-name="T21">Berria</text:span><text:span text:style-name="T12">.</text:span><text:span text:style-name="T21">Hurrengoa</text:span><text:span text:style-name="T12">;</text:span></text:p>
      <text:p text:style-name="P18"><text:span text:style-name="T12"><text:s text:c="6"/></text:span><text:span text:style-name="T21">Berria</text:span><text:span text:style-name="T12">.</text:span><text:span text:style-name="T21">Hurrengoa</text:span><text:span text:style-name="T12">:=</text:span><text:span text:style-name="T21">Nod</text:span><text:span text:style-name="T12">;</text:span></text:p>
      <text:p text:style-name="P18"><text:span text:style-name="T12"><text:s text:c="3"/></text:span><text:span text:style-name="T6">end</text:span><text:span text:style-name="T12"> </text:span><text:span text:style-name="T6">if</text:span><text:span text:style-name="T12">;</text:span></text:p>
      <text:p text:style-name="P13"/>
      <text:p text:style-name="P23"><text:span text:style-name="T6">end</text:span><text:span text:style-name="T12"> </text:span><text:span text:style-name="T21">txertatu_ordenatuan</text:span><text:span text:style-name="T12">;</text:span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7"><text:span text:style-name="T29">3</text:span><text:span text:style-name="T30">) </text:span><text:span text:style-name="T29">2 z</text:span><text:span text:style-name="T30">errenda </text:span><text:span text:style-name="T29">emanda, fusionatu itzazu bi zerrendak batean modu ordenatu batean</text:span><text:span text:style-name="T31">:</text:span></text:p>
      <text:p text:style-name="P4"/>
      <text:p text:style-name="P4">Zerrenda<text:span text:style-name="T32">1</text:span>: <text:span text:style-name="T28">1 6 9</text:span></text:p>
      <text:p text:style-name="P4">Zerrenda<text:span text:style-name="T32">2</text:span>: <text:span text:style-name="T32">2 7 10</text:span></text:p>
      <text:p text:style-name="P4"/>
      <text:p text:style-name="P7">Irteera: 1 2 6 7 9 10</text:p>
      <text:p text:style-name="P4"/>
      <text:p text:style-name="P4"/>
      <text:p text:style-name="P4"/>
      <text:p text:style-name="P4">Zerrenda<text:span text:style-name="T32">1</text:span>: <text:span text:style-name="T28">1 6 9</text:span></text:p>
      <text:p text:style-name="P4">Zerrenda<text:span text:style-name="T32">2</text:span>: <text:span text:style-name="T32">2</text:span></text:p>
      <text:p text:style-name="P4"/>
      <text:p text:style-name="P7">Irteera: 1 2 6 9</text:p>
      <text:p text:style-name="P16"><text:span text:style-name="T10"/></text:p>
      <text:p text:style-name="P16"><text:span text:style-name="T10"/></text:p>
      <text:p text:style-name="P4">Zerrenda<text:span text:style-name="T32">1</text:span>: <text:span text:style-name="T28">1 6 9</text:span></text:p>
      <text:p text:style-name="P4">Zerrenda<text:span text:style-name="T32">2</text:span>:</text:p>
      <text:p text:style-name="P4"/>
      <text:p text:style-name="P7"><text:soft-page-break/>Irteera: 1 6 9</text:p>
      <text:p text:style-name="P7"/>
      <text:p text:style-name="P7"/>
      <text:p text:style-name="P7"/>
      <text:p text:style-name="P7"/>
      <text:p text:style-name="P7"/>
      <text:p text:style-name="P10"><text:span text:style-name="T4">with</text:span><text:span text:style-name="T12"> </text:span><text:span text:style-name="T21">datuak</text:span><text:span text:style-name="T12">, </text:span><text:span text:style-name="T21">fusioa</text:span><text:span text:style-name="T12">, </text:span><text:span text:style-name="T21">Sortu_Zerrenda_hutsa</text:span><text:span text:style-name="T12">, </text:span><text:span text:style-name="T21">txertatu_hasieran</text:span><text:span text:style-name="T12">, </text:span><text:span text:style-name="T21">idatzi</text:span><text:span text:style-name="T12">;</text:span></text:p>
      <text:p text:style-name="P18"><text:span text:style-name="T6">use</text:span><text:span text:style-name="T12"> </text:span><text:span text:style-name="T21">datuak</text:span><text:span text:style-name="T12">;</text:span></text:p>
      <text:p text:style-name="P13"/>
      <text:p text:style-name="P18"><text:span text:style-name="T6">procedure</text:span><text:span text:style-name="T12"> </text:span><text:span text:style-name="T21">nagusia</text:span><text:span text:style-name="T12"> </text:span><text:span text:style-name="T6">is</text:span></text:p>
      <text:p text:style-name="P13"/>
      <text:p text:style-name="P18"><text:span text:style-name="T12"><text:s text:c="3"/></text:span><text:span text:style-name="T21">Lis1</text:span><text:span text:style-name="T12">, </text:span><text:span text:style-name="T21">Lis2</text:span><text:span text:style-name="T12">, </text:span><text:span text:style-name="T21">L3</text:span><text:span text:style-name="T12"> : </text:span><text:span text:style-name="T21">Lista</text:span><text:span text:style-name="T12">;</text:span></text:p>
      <text:p text:style-name="P13"/>
      <text:p text:style-name="P18"><text:span text:style-name="T6">begin</text:span></text:p>
      <text:p text:style-name="P13"/>
      <text:p text:style-name="P18"><text:span text:style-name="T12"><text:s text:c="3"/></text:span><text:span text:style-name="T21">Sortu_Zerrenda_hutsa</text:span><text:span text:style-name="T12">(</text:span><text:span text:style-name="T21">Lis1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10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9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8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1</text:span><text:span text:style-name="T12">, </text:span><text:span text:style-name="T21">2</text:span><text:span text:style-name="T12">);</text:span></text:p>
      <text:p text:style-name="P13"/>
      <text:p text:style-name="P18"><text:span text:style-name="T12"><text:s text:c="3"/></text:span><text:span text:style-name="T21">Sortu_Zerrenda_hutsa</text:span><text:span text:style-name="T12">(</text:span><text:span text:style-name="T21">Lis2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2</text:span><text:span text:style-name="T12">, </text:span><text:span text:style-name="T21">10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2</text:span><text:span text:style-name="T12">, </text:span><text:span text:style-name="T21">5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2</text:span><text:span text:style-name="T12">, </text:span><text:span text:style-name="T21">4</text:span><text:span text:style-name="T12">);</text:span></text:p>
      <text:p text:style-name="P18"><text:span text:style-name="T12"><text:s text:c="3"/></text:span><text:span text:style-name="T21">txertatu_hasieran</text:span><text:span text:style-name="T12">(</text:span><text:span text:style-name="T21">Lis2</text:span><text:span text:style-name="T12">, </text:span><text:span text:style-name="T21">3</text:span><text:span text:style-name="T12">);</text:span></text:p>
      <text:p text:style-name="P18"><text:span text:style-name="T12"><text:s text:c="3"/></text:span><text:span text:style-name="T21">fusioa</text:span><text:span text:style-name="T12">(</text:span><text:span text:style-name="T21">Lis1</text:span><text:span text:style-name="T12">, </text:span><text:span text:style-name="T21">Lis2</text:span><text:span text:style-name="T12">, </text:span><text:span text:style-name="T21">L3</text:span><text:span text:style-name="T12">);</text:span></text:p>
      <text:p text:style-name="P18"><text:span text:style-name="T12"><text:s text:c="3"/></text:span><text:span text:style-name="T21">idatzi</text:span><text:span text:style-name="T12">(</text:span><text:span text:style-name="T21">L3</text:span><text:span text:style-name="T12">);</text:span></text:p>
      <text:p text:style-name="P10"><text:span text:style-name="T6">end</text:span><text:span text:style-name="T12"> </text:span><text:span text:style-name="T21">nagusia</text:span><text:span text:style-name="T12">;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4">with</text:span><text:span text:style-name="T12"> </text:span><text:span text:style-name="T21">Datuak</text:span><text:span text:style-name="T12">;</text:span></text:p>
      <text:p text:style-name="P20"><text:span text:style-name="T6">use</text:span><text:span text:style-name="T12"> </text:span><text:span text:style-name="T21">Datuak</text:span><text:span text:style-name="T12">;</text:span></text:p>
      <text:p text:style-name="P15"/>
      <text:p text:style-name="P20"><text:span text:style-name="T6">procedure</text:span><text:span text:style-name="T12"> </text:span><text:span text:style-name="T21">sortu_zerrenda_hutsa</text:span><text:span text:style-name="T12"> (</text:span><text:span text:style-name="T21">L</text:span><text:span text:style-name="T12">:</text:span><text:span text:style-name="T6">out</text:span><text:span text:style-name="T12"> </text:span><text:span text:style-name="T21">Lista</text:span><text:span text:style-name="T12"> ) </text:span><text:span text:style-name="T6">is</text:span></text:p>
      <text:p text:style-name="P20"><text:span text:style-name="T6">begin</text:span></text:p>
      <text:p text:style-name="P20"><text:span text:style-name="T12"><text:s text:c="3"/></text:span><text:span text:style-name="T21">L</text:span><text:span text:style-name="T12"> := </text:span><text:span text:style-name="T6">null</text:span><text:span text:style-name="T12">;</text:span></text:p>
      <text:p text:style-name="P10"><text:span text:style-name="T6">end</text:span><text:span text:style-name="T12"> </text:span><text:span text:style-name="T21">sortu_zerrenda_hutsa</text:span><text:span text:style-name="T12">;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4">with</text:span><text:span text:style-name="T12"> </text:span><text:span text:style-name="T21">Datuak</text:span><text:span text:style-name="T12">;</text:span></text:p>
      <text:p text:style-name="P20"><text:span text:style-name="T6">use</text:span><text:span text:style-name="T12"> </text:span><text:span text:style-name="T21">Datuak</text:span><text:span text:style-name="T12">;</text:span></text:p>
      <text:p text:style-name="P15"/>
      <text:p text:style-name="P20"><text:span text:style-name="T6">procedure</text:span><text:span text:style-name="T12"> </text:span><text:span text:style-name="T21">txertatu_hasieran</text:span><text:span text:style-name="T12"> (</text:span><text:span text:style-name="T21">L</text:span><text:span text:style-name="T12"> <text:s text:c="2"/>: </text:span><text:span text:style-name="T6">in</text:span><text:span text:style-name="T12"> </text:span><text:span text:style-name="T6">out</text:span><text:span text:style-name="T12"> </text:span><text:span text:style-name="T21">Lista</text:span><text:span text:style-name="T12">;</text:span></text:p>
      <text:p text:style-name="P20"><text:span text:style-name="T12"><text:s text:c="29"/></text:span><text:span text:style-name="T21">Num</text:span><text:span text:style-name="T12"> : </text:span><text:span text:style-name="T6">in</text:span><text:span text:style-name="T12"> <text:s text:c="4"/></text:span><text:span text:style-name="T21">Integer</text:span><text:span text:style-name="T12"> ) </text:span><text:span text:style-name="T6">is</text:span></text:p>
      <text:p text:style-name="P20"><text:span text:style-name="T12"><text:s text:c="3"/></text:span></text:p>
      <text:p text:style-name="P20"><text:span text:style-name="T12"><text:s text:c="3"/></text:span><text:span text:style-name="T21">Berria</text:span><text:span text:style-name="T12"> : </text:span><text:span text:style-name="T21">Lista</text:span><text:span text:style-name="T12">;</text:span></text:p>
      <text:p text:style-name="P20"><text:span text:style-name="T6">begin</text:span></text:p>
      <text:p text:style-name="P20"><text:span text:style-name="T12"><text:s text:c="3"/></text:span><text:span text:style-name="T21">Berria</text:span><text:span text:style-name="T12">:= </text:span><text:span text:style-name="T6">new</text:span><text:span text:style-name="T12"> </text:span><text:span text:style-name="T21">Nodo</text:span><text:span text:style-name="T12">;</text:span></text:p>
      <text:p text:style-name="P20"><text:span text:style-name="T12"><text:s text:c="3"/></text:span><text:span text:style-name="T21">Berria</text:span><text:span text:style-name="T12">.</text:span><text:span text:style-name="T21">Info</text:span><text:span text:style-name="T12"> := </text:span><text:span text:style-name="T21">Num</text:span><text:span text:style-name="T12">;</text:span></text:p>
      <text:p text:style-name="P20"><text:span text:style-name="T12"><text:s text:c="3"/></text:span><text:span text:style-name="T21">Berria</text:span><text:span text:style-name="T12">.</text:span><text:span text:style-name="T21">Hurrengoa</text:span><text:span text:style-name="T12"> := </text:span><text:span text:style-name="T21">L</text:span><text:span text:style-name="T12">;</text:span></text:p>
      <text:p text:style-name="P20"><text:span text:style-name="T12"><text:s text:c="3"/></text:span><text:span text:style-name="T21">L</text:span><text:span text:style-name="T12"> := </text:span><text:span text:style-name="T21">Berria</text:span><text:span text:style-name="T12">;</text:span></text:p>
      <text:p text:style-name="P10"><text:span text:style-name="T6">end</text:span><text:span text:style-name="T12"> </text:span><text:span text:style-name="T21">txertatu_hasieran</text:span><text:span text:style-name="T12">;</text:span></text:p>
      <text:p text:style-name="P10"><text:span text:style-name="T12"/></text:p>
      <text:p text:style-name="P10"><text:span text:style-name="T13"/></text:p>
      <text:p text:style-name="P10"><text:span text:style-name="T13"/></text:p>
      <text:p text:style-name="P10"><text:span text:style-name="T4">with</text:span><text:span text:style-name="T12"> </text:span><text:span text:style-name="T21">Ada</text:span><text:span text:style-name="T12">.</text:span><text:span text:style-name="T21">Integer_Text_IO</text:span><text:span text:style-name="T12">, </text:span><text:span text:style-name="T21">Ada</text:span><text:span text:style-name="T12">.</text:span><text:span text:style-name="T21">Text_IO</text:span><text:span text:style-name="T12">, </text:span><text:span text:style-name="T21">Datuak</text:span><text:span text:style-name="T12">;</text:span></text:p>
      <text:p text:style-name="P20"><text:soft-page-break/><text:span text:style-name="T6">use</text:span><text:span text:style-name="T12"> </text:span><text:span text:style-name="T21">Datuak</text:span><text:span text:style-name="T12">, </text:span><text:span text:style-name="T21">Ada</text:span><text:span text:style-name="T12">.</text:span><text:span text:style-name="T21">Integer_Text_IO</text:span><text:span text:style-name="T12">, </text:span><text:span text:style-name="T21">Ada</text:span><text:span text:style-name="T12">.</text:span><text:span text:style-name="T21">Text_IO</text:span><text:span text:style-name="T12">;</text:span></text:p>
      <text:p text:style-name="P15"/>
      <text:p text:style-name="P20"><text:span text:style-name="T6">procedure</text:span><text:span text:style-name="T12"> </text:span><text:span text:style-name="T21">idatzi</text:span><text:span text:style-name="T12"> (</text:span><text:span text:style-name="T21">Z</text:span><text:span text:style-name="T12">: </text:span><text:span text:style-name="T6">in</text:span><text:span text:style-name="T12"> </text:span><text:span text:style-name="T21">Lista</text:span><text:span text:style-name="T12">) </text:span><text:span text:style-name="T6">is</text:span></text:p>
      <text:p text:style-name="P20"><text:span text:style-name="T12"><text:s text:c="3"/></text:span><text:span text:style-name="T21">Unekoa</text:span><text:span text:style-name="T12">: </text:span><text:span text:style-name="T21">Lista</text:span><text:span text:style-name="T12">;</text:span></text:p>
      <text:p text:style-name="P20"><text:span text:style-name="T6">begin</text:span></text:p>
      <text:p text:style-name="P20"><text:span text:style-name="T12"><text:s text:c="3"/></text:span><text:span text:style-name="T21">Unekoa</text:span><text:span text:style-name="T12"> := </text:span><text:span text:style-name="T21">Z</text:span><text:span text:style-name="T12">;</text:span></text:p>
      <text:p text:style-name="P20"><text:span text:style-name="T12"><text:s text:c="3"/></text:span><text:span text:style-name="T6">loop</text:span><text:span text:style-name="T12"> </text:span><text:span text:style-name="T6">exit</text:span><text:span text:style-name="T12"> </text:span><text:span text:style-name="T6">when</text:span><text:span text:style-name="T12"> </text:span><text:span text:style-name="T21">Unekoa</text:span><text:span text:style-name="T12"> = </text:span><text:span text:style-name="T6">null</text:span><text:span text:style-name="T12">;</text:span></text:p>
      <text:p text:style-name="P20"><text:span text:style-name="T12"><text:s text:c="6"/></text:span><text:span text:style-name="T21">put</text:span><text:span text:style-name="T12">(</text:span><text:span text:style-name="T21">Unekoa</text:span><text:span text:style-name="T12">.</text:span><text:span text:style-name="T21">Info</text:span><text:span text:style-name="T12">);</text:span></text:p>
      <text:p text:style-name="P20"><text:span text:style-name="T12"><text:s text:c="6"/></text:span><text:span text:style-name="T21">Unekoa</text:span><text:span text:style-name="T12"> := </text:span><text:span text:style-name="T21">Unekoa</text:span><text:span text:style-name="T12">.</text:span><text:span text:style-name="T21">hurrengoa</text:span><text:span text:style-name="T12">;</text:span></text:p>
      <text:p text:style-name="P20"><text:span text:style-name="T12"><text:s text:c="3"/></text:span><text:span text:style-name="T6">end</text:span><text:span text:style-name="T12"> </text:span><text:span text:style-name="T6">loop</text:span><text:span text:style-name="T12">;</text:span></text:p>
      <text:p text:style-name="P20"><text:span text:style-name="T12"><text:s text:c="3"/></text:span><text:span text:style-name="T21">new_line</text:span><text:span text:style-name="T12">;</text:span></text:p>
      <text:p text:style-name="P10"><text:span text:style-name="T6">end</text:span><text:span text:style-name="T12"> </text:span><text:span text:style-name="T21">idatzi</text:span><text:span text:style-name="T12">;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24"><text:span text:style-name="T4">with</text:span><text:span text:style-name="T12"> </text:span><text:span text:style-name="T21">datuak</text:span><text:span text:style-name="T12">, </text:span><text:span text:style-name="T21">txertatu_ordenatuan</text:span><text:span text:style-name="T12">;</text:span></text:p>
      <text:p text:style-name="P18"><text:span text:style-name="T6">use</text:span><text:span text:style-name="T12"> </text:span><text:span text:style-name="T21">datuak</text:span><text:span text:style-name="T12">;</text:span></text:p>
      <text:p text:style-name="P13"/>
      <text:p text:style-name="P18"><text:span text:style-name="T6">procedure</text:span><text:span text:style-name="T12"> </text:span><text:span text:style-name="T21">fusioa</text:span><text:span text:style-name="T12"> (</text:span><text:span text:style-name="T21">L1</text:span><text:span text:style-name="T12">, </text:span><text:span text:style-name="T21">L2</text:span><text:span text:style-name="T12">: </text:span><text:span text:style-name="T6">in</text:span><text:span text:style-name="T12"> </text:span><text:span text:style-name="T21">Lista</text:span><text:span text:style-name="T12">; </text:span><text:span text:style-name="T21">L3</text:span><text:span text:style-name="T12">: </text:span><text:span text:style-name="T6">out</text:span><text:span text:style-name="T12"> </text:span><text:span text:style-name="T21">Lista</text:span><text:span text:style-name="T12">) </text:span><text:span text:style-name="T6">is</text:span></text:p>
      <text:p text:style-name="P13"/>
      <text:p text:style-name="P18"><text:span text:style-name="T12"><text:s text:c="3"/></text:span><text:span text:style-name="T21">L1_lag</text:span><text:span text:style-name="T12">:</text:span><text:span text:style-name="T21">Lista</text:span><text:span text:style-name="T12">:=</text:span><text:span text:style-name="T21">L1</text:span><text:span text:style-name="T12">;</text:span></text:p>
      <text:p text:style-name="P18"><text:span text:style-name="T12"><text:s text:c="3"/></text:span><text:span text:style-name="T21">L2_lag</text:span><text:span text:style-name="T12">:</text:span><text:span text:style-name="T21">Lista</text:span><text:span text:style-name="T12">:=</text:span><text:span text:style-name="T21">L2</text:span><text:span text:style-name="T12">;</text:span></text:p>
      <text:p text:style-name="P18"><text:span text:style-name="T6">begin</text:span></text:p>
      <text:p text:style-name="P13"/>
      <text:p text:style-name="P18"><text:span text:style-name="T12"><text:s text:c="3"/></text:span><text:span text:style-name="T21">L3</text:span><text:span text:style-name="T12">:=</text:span><text:span text:style-name="T6">null</text:span><text:span text:style-name="T12">;</text:span></text:p>
      <text:p text:style-name="P13"/>
      <text:p text:style-name="P18"><text:span text:style-name="T12"><text:s text:c="3"/></text:span><text:span text:style-name="T6">loop</text:span><text:span text:style-name="T12"> </text:span><text:span text:style-name="T6">exit</text:span><text:span text:style-name="T12"> </text:span><text:span text:style-name="T6">when</text:span><text:span text:style-name="T12"> </text:span><text:span text:style-name="T21">L1_lag</text:span><text:span text:style-name="T12">=</text:span><text:span text:style-name="T6">null</text:span><text:span text:style-name="T12"> </text:span><text:span text:style-name="T6">and</text:span><text:span text:style-name="T12"> </text:span><text:span text:style-name="T21">L2_lag</text:span><text:span text:style-name="T12">=</text:span><text:span text:style-name="T6">null</text:span><text:span text:style-name="T12">;</text:span></text:p>
      <text:p text:style-name="P18"><text:span text:style-name="T12"><text:s text:c="6"/></text:span><text:span text:style-name="T6">if</text:span><text:span text:style-name="T12"> </text:span><text:span text:style-name="T21">L1_lag</text:span><text:span text:style-name="T12">/=</text:span><text:span text:style-name="T6">null</text:span><text:span text:style-name="T12"> </text:span><text:span text:style-name="T6">and</text:span><text:span text:style-name="T12"> </text:span><text:span text:style-name="T21">L2_lag</text:span><text:span text:style-name="T12">/=</text:span><text:span text:style-name="T6">null</text:span><text:span text:style-name="T12"> </text:span><text:span text:style-name="T6">then</text:span></text:p>
      <text:p text:style-name="P18"><text:span text:style-name="T12"><text:s text:c="9"/></text:span><text:span text:style-name="T6">if</text:span><text:span text:style-name="T12"> </text:span><text:span text:style-name="T21">L1_lag</text:span><text:span text:style-name="T12">.</text:span><text:span text:style-name="T21">info</text:span><text:span text:style-name="T12">&lt;</text:span><text:span text:style-name="T21">L2_lag</text:span><text:span text:style-name="T12">.</text:span><text:span text:style-name="T21">info</text:span><text:span text:style-name="T12"> </text:span><text:span text:style-name="T6">then</text:span></text:p>
      <text:p text:style-name="P18"><text:span text:style-name="T12"><text:s text:c="12"/></text:span><text:span text:style-name="T21">txertatu_ordenatuan</text:span><text:span text:style-name="T12">(</text:span><text:span text:style-name="T21">L3</text:span><text:span text:style-name="T12">, </text:span><text:span text:style-name="T21">L1_lag</text:span><text:span text:style-name="T12">.</text:span><text:span text:style-name="T21">info</text:span><text:span text:style-name="T12">);</text:span></text:p>
      <text:p text:style-name="P18"><text:span text:style-name="T12"><text:s text:c="12"/></text:span><text:span text:style-name="T21">L1_lag</text:span><text:span text:style-name="T12">:=</text:span><text:span text:style-name="T21">L1_lag</text:span><text:span text:style-name="T12">.</text:span><text:span text:style-name="T21">hurrengoa</text:span><text:span text:style-name="T12">;</text:span></text:p>
      <text:p text:style-name="P18"><text:span text:style-name="T12"><text:s text:c="9"/></text:span><text:span text:style-name="T6">else</text:span></text:p>
      <text:p text:style-name="P18"><text:span text:style-name="T12"><text:s text:c="12"/></text:span><text:span text:style-name="T21">txertatu_ordenatuan</text:span><text:span text:style-name="T12">(</text:span><text:span text:style-name="T21">L3</text:span><text:span text:style-name="T12">, </text:span><text:span text:style-name="T21">L2_lag</text:span><text:span text:style-name="T12">.</text:span><text:span text:style-name="T21">info</text:span><text:span text:style-name="T12">);</text:span></text:p>
      <text:p text:style-name="P18"><text:span text:style-name="T12"><text:s text:c="12"/></text:span><text:span text:style-name="T21">L2_lag</text:span><text:span text:style-name="T12">:=</text:span><text:span text:style-name="T21">L2_lag</text:span><text:span text:style-name="T12">.</text:span><text:span text:style-name="T21">hurrengoa</text:span><text:span text:style-name="T12">;</text:span></text:p>
      <text:p text:style-name="P18"><text:span text:style-name="T12"><text:s text:c="9"/></text:span><text:span text:style-name="T6">end</text:span><text:span text:style-name="T12"> </text:span><text:span text:style-name="T6">if</text:span><text:span text:style-name="T12">;</text:span></text:p>
      <text:p text:style-name="P18"><text:span text:style-name="T12"><text:s text:c="6"/></text:span><text:span text:style-name="T6">else</text:span><text:span text:style-name="T12"> </text:span><text:span text:style-name="T6">if</text:span><text:span text:style-name="T12"> </text:span><text:span text:style-name="T21">L1_lag</text:span><text:span text:style-name="T12">=</text:span><text:span text:style-name="T6">null</text:span><text:span text:style-name="T12"> </text:span><text:span text:style-name="T6">then</text:span></text:p>
      <text:p text:style-name="P18"><text:span text:style-name="T12"><text:s text:c="12"/></text:span><text:span text:style-name="T21">txertatu_ordenatuan</text:span><text:span text:style-name="T12">(</text:span><text:span text:style-name="T21">L3</text:span><text:span text:style-name="T12">, </text:span><text:span text:style-name="T21">L2_lag</text:span><text:span text:style-name="T12">.</text:span><text:span text:style-name="T21">info</text:span><text:span text:style-name="T12">);</text:span></text:p>
      <text:p text:style-name="P18"><text:span text:style-name="T12"><text:s text:c="12"/></text:span><text:span text:style-name="T21">L2_lag</text:span><text:span text:style-name="T12">:=</text:span><text:span text:style-name="T21">L2_lag</text:span><text:span text:style-name="T12">.</text:span><text:span text:style-name="T21">hurrengoa</text:span><text:span text:style-name="T12">;</text:span></text:p>
      <text:p text:style-name="P18"><text:span text:style-name="T12"><text:s text:c="9"/></text:span><text:span text:style-name="T6">else</text:span></text:p>
      <text:p text:style-name="P18"><text:span text:style-name="T12"><text:s text:c="12"/></text:span><text:span text:style-name="T21">txertatu_ordenatuan</text:span><text:span text:style-name="T12">(</text:span><text:span text:style-name="T21">L3</text:span><text:span text:style-name="T12">, </text:span><text:span text:style-name="T21">L1_lag</text:span><text:span text:style-name="T12">.</text:span><text:span text:style-name="T21">info</text:span><text:span text:style-name="T12">);</text:span></text:p>
      <text:p text:style-name="P18"><text:span text:style-name="T12"><text:s text:c="12"/></text:span><text:span text:style-name="T21">L1_lag</text:span><text:span text:style-name="T12">:=</text:span><text:span text:style-name="T21">L1_lag</text:span><text:span text:style-name="T12">.</text:span><text:span text:style-name="T21">hurrengoa</text:span><text:span text:style-name="T12">;</text:span></text:p>
      <text:p text:style-name="P18"><text:span text:style-name="T12"><text:s text:c="9"/></text:span><text:span text:style-name="T6">end</text:span><text:span text:style-name="T12"> </text:span><text:span text:style-name="T6">if</text:span><text:span text:style-name="T12">;</text:span></text:p>
      <text:p text:style-name="P18"><text:span text:style-name="T12"><text:s text:c="6"/></text:span><text:span text:style-name="T6">end</text:span><text:span text:style-name="T12"> </text:span><text:span text:style-name="T6">if</text:span><text:span text:style-name="T12">;</text:span></text:p>
      <text:p text:style-name="P18"><text:span text:style-name="T12"><text:s text:c="3"/></text:span><text:span text:style-name="T6">end</text:span><text:span text:style-name="T12"> </text:span><text:span text:style-name="T6">loop</text:span><text:span text:style-name="T12">;</text:span></text:p>
      <text:p text:style-name="P13"/>
      <text:p text:style-name="P13"/>
      <text:p text:style-name="P24"><text:span text:style-name="T6">end</text:span><text:span text:style-name="T12"> </text:span><text:span text:style-name="T21">fusioa</text:span><text:span text:style-name="T12">;</text:span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0"><text:span text:style-name="T6">with</text:span><text:span text:style-name="T12"> </text:span><text:span text:style-name="T21">datuak</text:span><text:span text:style-name="T12">;</text:span></text:p>
      <text:p text:style-name="P20"><text:span text:style-name="T6">use</text:span><text:span text:style-name="T12"> </text:span><text:span text:style-name="T21">datuak</text:span><text:span text:style-name="T12">;</text:span></text:p>
      <text:p text:style-name="P15"/>
      <text:p text:style-name="P20"><text:span text:style-name="T6">procedure</text:span><text:span text:style-name="T12"> </text:span><text:span text:style-name="T21">txertatu_ordenatuan</text:span><text:span text:style-name="T12"> (</text:span><text:span text:style-name="T21">L</text:span><text:span text:style-name="T12">: </text:span><text:span text:style-name="T6">in</text:span><text:span text:style-name="T12"> </text:span><text:span text:style-name="T6">out</text:span><text:span text:style-name="T12"> </text:span><text:span text:style-name="T21">lista</text:span><text:span text:style-name="T12">; </text:span><text:span text:style-name="T21">N</text:span><text:span text:style-name="T12">: </text:span><text:span text:style-name="T6">in</text:span><text:span text:style-name="T12"> </text:span><text:span text:style-name="T21">integer</text:span><text:span text:style-name="T12">) </text:span><text:span text:style-name="T6">is</text:span></text:p>
      <text:p text:style-name="P15"/>
      <text:p text:style-name="P20"><text:span text:style-name="T21">Berria</text:span><text:span text:style-name="T12"> : </text:span><text:span text:style-name="T21">Lista</text:span><text:span text:style-name="T12">:=</text:span><text:span text:style-name="T21">L</text:span><text:span text:style-name="T12">;</text:span></text:p>
      <text:p text:style-name="P20"><text:span text:style-name="T21">topatua</text:span><text:span text:style-name="T12">:</text:span><text:span text:style-name="T21">boolean</text:span><text:span text:style-name="T12">:=</text:span><text:span text:style-name="T21">false</text:span><text:span text:style-name="T12">;</text:span></text:p>
      <text:p text:style-name="P20"><text:span text:style-name="T21">Nod</text:span><text:span text:style-name="T12">: </text:span><text:span text:style-name="T21">Lista</text:span><text:span text:style-name="T12">;</text:span></text:p>
      <text:p text:style-name="P15"/>
      <text:p text:style-name="P20"><text:span text:style-name="T6">begin</text:span></text:p>
      <text:p text:style-name="P15"/>
      <text:p text:style-name="P20"><text:span text:style-name="T12"><text:s text:c="3"/></text:span><text:span text:style-name="T21">Nod</text:span><text:span text:style-name="T12">:=</text:span><text:span text:style-name="T6">new</text:span><text:span text:style-name="T12"> </text:span><text:span text:style-name="T21">Nodo</text:span><text:span text:style-name="T12">;</text:span></text:p>
      <text:p text:style-name="P20"><text:span text:style-name="T12"><text:s text:c="3"/></text:span><text:span text:style-name="T21">Nod</text:span><text:span text:style-name="T12">.</text:span><text:span text:style-name="T21">Info</text:span><text:span text:style-name="T12">:=</text:span><text:span text:style-name="T21">N</text:span><text:span text:style-name="T12">;</text:span></text:p>
      <text:p text:style-name="P20"><text:span text:style-name="T12"><text:s text:c="3"/></text:span><text:span text:style-name="T6">if</text:span><text:span text:style-name="T12"> (</text:span><text:span text:style-name="T21">Berria</text:span><text:span text:style-name="T12">=</text:span><text:span text:style-name="T6">null</text:span><text:span text:style-name="T12">) </text:span><text:span text:style-name="T6">or</text:span><text:span text:style-name="T12"> (</text:span><text:span text:style-name="T21">Berria</text:span><text:span text:style-name="T12">/=</text:span><text:span text:style-name="T6">null</text:span><text:span text:style-name="T12"> </text:span><text:span text:style-name="T6">and</text:span><text:span text:style-name="T12"> </text:span><text:span text:style-name="T6">then</text:span><text:span text:style-name="T12"> </text:span><text:span text:style-name="T21">Nod</text:span><text:span text:style-name="T12">.</text:span><text:span text:style-name="T21">Info</text:span><text:span text:style-name="T12">&lt;=</text:span><text:span text:style-name="T21">Berria</text:span><text:span text:style-name="T12">.</text:span><text:span text:style-name="T21">Info</text:span><text:span text:style-name="T12">) </text:span><text:span text:style-name="T6">then</text:span></text:p>
      <text:p text:style-name="P20"><text:span text:style-name="T12"><text:s text:c="6"/></text:span><text:span text:style-name="T21">Nod</text:span><text:span text:style-name="T12">.</text:span><text:span text:style-name="T21">Hurrengoa</text:span><text:span text:style-name="T12">:=</text:span><text:span text:style-name="T21">L</text:span><text:span text:style-name="T12">;</text:span></text:p>
      <text:p text:style-name="P20"><text:span text:style-name="T12"><text:s text:c="6"/></text:span><text:span text:style-name="T21">L</text:span><text:span text:style-name="T12">:=</text:span><text:span text:style-name="T21">Nod</text:span><text:span text:style-name="T12">;</text:span></text:p>
      <text:p text:style-name="P15"><text:soft-page-break/></text:p>
      <text:p text:style-name="P20"><text:span text:style-name="T12"><text:s text:c="3"/></text:span><text:span text:style-name="T6">else</text:span></text:p>
      <text:p text:style-name="P20"><text:span text:style-name="T12"><text:s text:c="6"/></text:span><text:span text:style-name="T6">while</text:span><text:span text:style-name="T12"> (</text:span><text:span text:style-name="T21">Berria</text:span><text:span text:style-name="T12">.</text:span><text:span text:style-name="T21">Hurrengoa</text:span><text:span text:style-name="T12">/=</text:span><text:span text:style-name="T6">null</text:span><text:span text:style-name="T12"> </text:span><text:span text:style-name="T6">and</text:span><text:span text:style-name="T12"> </text:span><text:span text:style-name="T6">not</text:span><text:span text:style-name="T12"> </text:span><text:span text:style-name="T21">topatua</text:span><text:span text:style-name="T12">) </text:span><text:span text:style-name="T6">loop</text:span></text:p>
      <text:p text:style-name="P20"><text:span text:style-name="T12"><text:s text:c="9"/></text:span><text:span text:style-name="T6">if</text:span><text:span text:style-name="T12"> (</text:span><text:span text:style-name="T21">Berria</text:span><text:span text:style-name="T12">.</text:span><text:span text:style-name="T21">Hurrengoa</text:span><text:span text:style-name="T12">.</text:span><text:span text:style-name="T21">Info</text:span><text:span text:style-name="T12">&gt;</text:span><text:span text:style-name="T21">Nod</text:span><text:span text:style-name="T12">.</text:span><text:span text:style-name="T21">Info</text:span><text:span text:style-name="T12">) </text:span><text:span text:style-name="T6">then</text:span></text:p>
      <text:p text:style-name="P20"><text:span text:style-name="T12"><text:s text:c="12"/></text:span><text:span text:style-name="T21">topatua</text:span><text:span text:style-name="T12">:=</text:span><text:span text:style-name="T21">true</text:span><text:span text:style-name="T12">;</text:span></text:p>
      <text:p text:style-name="P20"><text:span text:style-name="T12"><text:s text:c="9"/></text:span><text:span text:style-name="T6">else</text:span></text:p>
      <text:p text:style-name="P20"><text:span text:style-name="T12"><text:s text:c="12"/></text:span><text:span text:style-name="T21">Berria</text:span><text:span text:style-name="T12">:=</text:span><text:span text:style-name="T21">Berria</text:span><text:span text:style-name="T12">.</text:span><text:span text:style-name="T21">Hurrengoa</text:span><text:span text:style-name="T12">;</text:span></text:p>
      <text:p text:style-name="P20"><text:span text:style-name="T12"><text:s text:c="9"/></text:span><text:span text:style-name="T6">end</text:span><text:span text:style-name="T12"> </text:span><text:span text:style-name="T6">if</text:span><text:span text:style-name="T12">;</text:span></text:p>
      <text:p text:style-name="P20"><text:span text:style-name="T12"><text:s text:c="6"/></text:span><text:span text:style-name="T6">end</text:span><text:span text:style-name="T12"> </text:span><text:span text:style-name="T6">loop</text:span><text:span text:style-name="T12">;</text:span></text:p>
      <text:p text:style-name="P20"><text:span text:style-name="T12"><text:s text:c="6"/></text:span><text:span text:style-name="T21">Nod</text:span><text:span text:style-name="T12">.</text:span><text:span text:style-name="T21">Hurrengoa</text:span><text:span text:style-name="T12">:=</text:span><text:span text:style-name="T21">Berria</text:span><text:span text:style-name="T12">.</text:span><text:span text:style-name="T21">Hurrengoa</text:span><text:span text:style-name="T12">;</text:span></text:p>
      <text:p text:style-name="P20"><text:span text:style-name="T12"><text:s text:c="6"/></text:span><text:span text:style-name="T21">Berria</text:span><text:span text:style-name="T12">.</text:span><text:span text:style-name="T21">Hurrengoa</text:span><text:span text:style-name="T12">:=</text:span><text:span text:style-name="T21">Nod</text:span><text:span text:style-name="T12">;</text:span></text:p>
      <text:p text:style-name="P20"><text:span text:style-name="T12"><text:s text:c="3"/></text:span><text:span text:style-name="T6">end</text:span><text:span text:style-name="T12"> </text:span><text:span text:style-name="T6">if</text:span><text:span text:style-name="T12">;</text:span></text:p>
      <text:p text:style-name="P15"/>
      <text:p text:style-name="P24"><text:span text:style-name="T4">end</text:span><text:span text:style-name="T14"> </text:span><text:span text:style-name="T22">txertatu_ordenatuan</text:span><text:span text:style-name="T14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1:40:01.243368576</meta:creation-date>
    <dc:date>2018-12-11T22:05:41.226167407</dc:date>
    <meta:editing-duration>PT15M5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8" meta:paragraph-count="271" meta:word-count="756" meta:character-count="6666" meta:non-whitespace-character-count="5341"/>
  </office:meta>
</office:document-meta>
</file>